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7.02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36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false"/>
    </style:style>
    <style:style style:name="ro2" style:family="table-row">
      <style:table-row-properties style:row-height="1.014cm" fo:break-before="auto" style:use-optimal-row-height="false"/>
    </style:style>
    <style:style style:name="ro3" style:family="table-row">
      <style:table-row-properties style:row-height="0.90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958cm" fo:break-before="auto" style:use-optimal-row-height="false"/>
    </style:style>
    <style:style style:name="ro6" style:family="table-row">
      <style:table-row-properties style:row-height="1.147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justify" style:writing-mode="lr-tb"/>
      <style:text-properties fo:font-size="9pt"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style:writing-mode="lr-tb"/>
      <style:text-properties fo:font-size="9pt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start" style:writing-mode="lr-tb"/>
      <style:text-properties fo:font-size="9pt"/>
    </style:style>
  </office:automatic-styles>
  <office:body>
    <office:spreadsheet>
      <table:calculation-settings table:automatic-find-labels="false" table:use-regular-expressions="false" table:use-wildcards="true"/>
      <table:table table:name="Saxo_Danove_Podklady_2025_F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2" table:default-cell-style-name="ce2"/>
        <table:table-row table:style-name="ro1">
          <table:table-cell table:style-name="ce1" office:value-type="string" calcext:value-type="string">
            <text:p>Dátum obchodu</text:p>
          </table:table-cell>
          <table:table-cell table:style-name="ce1" office:value-type="string" calcext:value-type="string">
            <text:p>Titul (Ticker)</text:p>
          </table:table-cell>
          <table:table-cell table:style-name="ce1" office:value-type="string" calcext:value-type="string">
            <text:p>Typ operácie</text:p>
          </table:table-cell>
          <table:table-cell table:style-name="ce1" office:value-type="string" calcext:value-type="string">
            <text:p>Príjem EUR (Predajná cena / Prémia)</text:p>
          </table:table-cell>
          <table:table-cell table:style-name="ce1" office:value-type="string" calcext:value-type="string">
            <text:p>Výdavok EUR (Nákupná cena / Poplatok)</text:p>
          </table:table-cell>
          <table:table-cell table:style-name="ce1" office:value-type="string" calcext:value-type="string">
            <text:p>Držba &gt; 1 rok?</text:p>
          </table:table-cell>
          <table:table-cell table:style-name="ce1" office:value-type="string" calcext:value-type="string">
            <text:p>Poplatky (Commission)</text:p>
          </table:table-cell>
          <table:table-cell table:style-name="ce1" office:value-type="string" calcext:value-type="string">
            <text:p>Dividendy EUR</text:p>
          </table:table-cell>
          <table:table-cell table:style-name="ce1" office:value-type="string" calcext:value-type="string">
            <text:p>Vklad+ / Výber-</text:p>
          </table:table-cell>
          <table:table-cell table:style-name="ce1" office:value-type="string" calcext:value-type="string">
            <text:p>Celkom EUR</text:p>
          </table:table-cell>
          <table:table-cell table:style-name="ce1" office:value-type="string" calcext:value-type="string">
            <text:p>Paragraf zákona</text:p>
          </table:table-cell>
          <table:table-cell table:style-name="ce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formula="of:=== akcie zdaniteľné - §9 ods. 1 písm. e) ZDP ===" office:value-type="string" office:string-value="" calcext:value-type="error">
            <text:p>Chyba:50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RÍJMY Z PREDAJA - ZDANITEĽNÉ AKCIE</text:p>
          </table:table-cell>
          <table:table-cell office:value-type="string" calcext:value-type="string">
            <text:p>(len predaje kde Držba &lt; 1 rok)</text:p>
          </table:table-cell>
          <table:table-cell table:number-columns-repeated="16381"/>
        </table:table-row>
        <table:table-row table:style-name="ro1">
          <table:table-cell table:style-name="ce3" office:value-type="date" office:date-value="2025-03-10" calcext:value-type="date">
            <text:p>10.03.2025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Predaj 400ks @ 5.95 USD</text:p>
          </table:table-cell>
          <table:table-cell office:value-type="float" office:value="2187.47" calcext:value-type="float">
            <text:p>2187,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2180.17" calcext:value-type="float">
            <text:p>2180,17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9" calcext:value-type="date">
            <text:p>29.04.2025</text:p>
          </table:table-cell>
          <table:table-cell office:value-type="string" calcext:value-type="string">
            <text:p>Ardagh Metal Pkg (AMBP)</text:p>
          </table:table-cell>
          <table:table-cell office:value-type="string" calcext:value-type="string">
            <text:p>Predaj 100ks @ 3.00 USD</text:p>
          </table:table-cell>
          <table:table-cell office:value-type="float" office:value="261.1" calcext:value-type="float">
            <text:p>261,1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1.54" calcext:value-type="float">
            <text:p>1,54</text:p>
          </table:table-cell>
          <table:table-cell table:number-columns-repeated="2"/>
          <table:table-cell office:value-type="float" office:value="259.56" calcext:value-type="float">
            <text:p>259,56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1" calcext:value-type="date">
            <text:p>01.05.2025</text:p>
          </table:table-cell>
          <table:table-cell office:value-type="string" calcext:value-type="string">
            <text:p>Ardagh Metal Pkg (AMBP)</text:p>
          </table:table-cell>
          <table:table-cell office:value-type="string" calcext:value-type="string">
            <text:p>Predaj 100ks @ 3.00 USD</text:p>
          </table:table-cell>
          <table:table-cell office:value-type="float" office:value="263.28" calcext:value-type="float">
            <text:p>263,28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261.72" calcext:value-type="float">
            <text:p>261,72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18" calcext:value-type="date">
            <text:p>18.07.2025</text:p>
          </table:table-cell>
          <table:table-cell office:value-type="string" calcext:value-type="string">
            <text:p>Energy Fuels (UUUU)</text:p>
          </table:table-cell>
          <table:table-cell office:value-type="string" calcext:value-type="string">
            <text:p>Predaj 100ks @ 9.15 USD</text:p>
          </table:table-cell>
          <table:table-cell office:value-type="float" office:value="782.78" calcext:value-type="float">
            <text:p>782,78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82" calcext:value-type="float">
            <text:p>2,82</text:p>
          </table:table-cell>
          <table:table-cell table:number-columns-repeated="2"/>
          <table:table-cell office:value-type="float" office:value="779.96" calcext:value-type="float">
            <text:p>779,96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3" calcext:value-type="date">
            <text:p>23.09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Predaj 500ks @ 2.55 USD</text:p>
          </table:table-cell>
          <table:table-cell office:value-type="float" office:value="1076.53" calcext:value-type="float">
            <text:p>1076,53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3.56" calcext:value-type="float">
            <text:p>3,56</text:p>
          </table:table-cell>
          <table:table-cell table:number-columns-repeated="2"/>
          <table:table-cell office:value-type="float" office:value="1072.97" calcext:value-type="float">
            <text:p>1072,97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2" calcext:value-type="date">
            <text:p>02.10.2025</text:p>
          </table:table-cell>
          <table:table-cell office:value-type="string" calcext:value-type="string">
            <text:p>Lucid Group (LCID)</text:p>
          </table:table-cell>
          <table:table-cell office:value-type="string" calcext:value-type="string">
            <text:p>Predaj 20ks @ 23.76 USD (po reverse split 1:10)</text:p>
          </table:table-cell>
          <table:table-cell office:value-type="float" office:value="403.97" calcext:value-type="float">
            <text:p>403,9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402.1" calcext:value-type="float">
            <text:p>402,1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01" calcext:value-type="date">
            <text:p>01.12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Predaj 300ks @ 3.60 USD</text:p>
          </table:table-cell>
          <table:table-cell office:value-type="float" office:value="927.15" calcext:value-type="float">
            <text:p>927,15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3.19" calcext:value-type="float">
            <text:p>3,19</text:p>
          </table:table-cell>
          <table:table-cell table:number-columns-repeated="2"/>
          <table:table-cell office:value-type="float" office:value="923.96" calcext:value-type="float">
            <text:p>923,96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POLU ZDANITEĽNÉ PRÍJMY Z PREDAJA</text:p>
          </table:table-cell>
          <table:table-cell/>
          <table:table-cell office:value-type="float" office:value="5902.28" calcext:value-type="float">
            <text:p>5902,28</text:p>
          </table:table-cell>
          <table:table-cell table:number-columns-repeated="5"/>
          <table:table-cell office:value-type="float" office:value="5902.28" calcext:value-type="float">
            <text:p>5902,2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ÝDAVKY NA NÁKUP - pre ZDANITEĽNÉ predaj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--- Nákupy z roku 2024 (výdavok pre zdaniteľné predaje v 2025) ---</text:p>
          </table:table-cell>
          <table:table-cell table:number-columns-repeated="16382"/>
        </table:table-row>
        <table:table-row table:style-name="ro1">
          <table:table-cell table:style-name="ce3" office:value-type="date" office:date-value="2024-03-28" calcext:value-type="date">
            <text:p>28.03.2024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Nákup 100ks @ 4.82 USD (kúpené v 2024 predané 10.03.2025 - zdaniteľné)</text:p>
          </table:table-cell>
          <table:table-cell/>
          <table:table-cell office:value-type="float" office:value="447.73" calcext:value-type="float">
            <text:p>447,73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zri 2024 report</text:p>
          </table:table-cell>
          <table:table-cell table:number-columns-repeated="2"/>
          <table:table-cell office:value-type="float" office:value="-447.73" calcext:value-type="float">
            <text:p>-447,73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4-05-06" calcext:value-type="date">
            <text:p>06.05.2024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Nákup 50ks @ 4.19 USD (kúpené v 2024 predané 10.03.2025 - zdaniteľné)</text:p>
          </table:table-cell>
          <table:table-cell/>
          <table:table-cell office:value-type="float" office:value="195.91" calcext:value-type="float">
            <text:p>195,91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zri 2024 report</text:p>
          </table:table-cell>
          <table:table-cell table:number-columns-repeated="2"/>
          <table:table-cell office:value-type="float" office:value="-195.91" calcext:value-type="float">
            <text:p>-195,91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4-05-09" calcext:value-type="date">
            <text:p>09.05.2024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Nákup 50ks @ 4.20 USD (kúpené v 2024 predané 10.03.2025 - zdaniteľné)</text:p>
          </table:table-cell>
          <table:table-cell/>
          <table:table-cell office:value-type="float" office:value="197.09" calcext:value-type="float">
            <text:p>197,0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zri 2024 report</text:p>
          </table:table-cell>
          <table:table-cell table:number-columns-repeated="2"/>
          <table:table-cell office:value-type="float" office:value="-197.09" calcext:value-type="float">
            <text:p>-197,09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4-05-27" calcext:value-type="date">
            <text:p>27.05.2024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Nákup 100ks @ 5.00 USD (kúpené v 2024 predané 10.03.2025 - zdaniteľné)</text:p>
          </table:table-cell>
          <table:table-cell/>
          <table:table-cell office:value-type="float" office:value="463.06" calcext:value-type="float">
            <text:p>463,06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zri 2024 report</text:p>
          </table:table-cell>
          <table:table-cell table:number-columns-repeated="2"/>
          <table:table-cell office:value-type="float" office:value="-463.06" calcext:value-type="float">
            <text:p>-463,06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--- Nákupy z roku 2025 (výdavok pre zdaniteľné predaje v 2025) ---</text:p>
          </table:table-cell>
          <table:table-cell table:number-columns-repeated="16382"/>
        </table:table-row>
        <table:table-row table:style-name="ro1">
          <table:table-cell table:style-name="ce3" office:value-type="date" office:date-value="2025-01-17" calcext:value-type="date">
            <text:p>17.01.2025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Nákup 100ks @ 4.50 USD</text:p>
          </table:table-cell>
          <table:table-cell/>
          <table:table-cell office:value-type="float" office:value="440.17" calcext:value-type="float">
            <text:p>440,17</text:p>
          </table:table-cell>
          <table:table-cell office:value-type="string" calcext:value-type="string">
            <text:p>NIE</text:p>
          </table:table-cell>
          <table:table-cell office:value-type="float" office:value="2.08" calcext:value-type="float">
            <text:p>2,08</text:p>
          </table:table-cell>
          <table:table-cell table:number-columns-repeated="2"/>
          <table:table-cell office:value-type="float" office:value="-442.25" calcext:value-type="float">
            <text:p>-442,25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7" calcext:value-type="date">
            <text:p>07.02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Nákup 300ks @ 1.90 USD</text:p>
          </table:table-cell>
          <table:table-cell/>
          <table:table-cell office:value-type="float" office:value="551.36" calcext:value-type="float">
            <text:p>551,36</text:p>
          </table:table-cell>
          <table:table-cell office:value-type="string" calcext:value-type="string">
            <text:p>NIE</text:p>
          </table:table-cell>
          <table:table-cell office:value-type="float" office:value="2.34" calcext:value-type="float">
            <text:p>2,34</text:p>
          </table:table-cell>
          <table:table-cell table:number-columns-repeated="2"/>
          <table:table-cell office:value-type="float" office:value="-553.7" calcext:value-type="float">
            <text:p>-553,7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0" calcext:value-type="date">
            <text:p>10.02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Nákup 100ks @ 2.74 USD</text:p>
          </table:table-cell>
          <table:table-cell/>
          <table:table-cell office:value-type="float" office:value="266.9" calcext:value-type="float">
            <text:p>266,9</text:p>
          </table:table-cell>
          <table:table-cell office:value-type="string" calcext:value-type="string">
            <text:p>NIE</text:p>
          </table:table-cell>
          <table:table-cell office:value-type="float" office:value="1.63" calcext:value-type="float">
            <text:p>1,63</text:p>
          </table:table-cell>
          <table:table-cell table:number-columns-repeated="2"/>
          <table:table-cell office:value-type="float" office:value="-268.53" calcext:value-type="float">
            <text:p>-268,53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9" calcext:value-type="date">
            <text:p>19.02.2025</text:p>
          </table:table-cell>
          <table:table-cell office:value-type="string" calcext:value-type="string">
            <text:p>Lucid Group (LCID)</text:p>
          </table:table-cell>
          <table:table-cell office:value-type="string" calcext:value-type="string">
            <text:p>Nákup 100ks @ 3.49 USD (→ 10ks po rev.splite)</text:p>
          </table:table-cell>
          <table:table-cell/>
          <table:table-cell office:value-type="float" office:value="336.61" calcext:value-type="float">
            <text:p>336,61</text:p>
          </table:table-cell>
          <table:table-cell office:value-type="string" calcext:value-type="string">
            <text:p>NIE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-338.41" calcext:value-type="float">
            <text:p>-338,41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4" calcext:value-type="date">
            <text:p>24.02.2025</text:p>
          </table:table-cell>
          <table:table-cell office:value-type="string" calcext:value-type="string">
            <text:p>Ardagh Metal Pkg (AMBP)</text:p>
          </table:table-cell>
          <table:table-cell office:value-type="string" calcext:value-type="string">
            <text:p>Nákup 100ks @ 2.74 USD</text:p>
          </table:table-cell>
          <table:table-cell/>
          <table:table-cell office:value-type="float" office:value="263.51" calcext:value-type="float">
            <text:p>263,51</text:p>
          </table:table-cell>
          <table:table-cell office:value-type="string" calcext:value-type="string">
            <text:p>NIE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-265.13" calcext:value-type="float">
            <text:p>-265,13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10" calcext:value-type="date">
            <text:p>10.03.2025</text:p>
          </table:table-cell>
          <table:table-cell office:value-type="string" calcext:value-type="string">
            <text:p>Ardagh Metal Pkg (AMBP)</text:p>
          </table:table-cell>
          <table:table-cell office:value-type="string" calcext:value-type="string">
            <text:p>Nákup 100ks @ 2.88 USD</text:p>
          </table:table-cell>
          <table:table-cell/>
          <table:table-cell office:value-type="float" office:value="266.77" calcext:value-type="float">
            <text:p>266,77</text:p>
          </table:table-cell>
          <table:table-cell office:value-type="string" calcext:value-type="string">
            <text:p>NIE</text:p>
          </table:table-cell>
          <table:table-cell office:value-type="float" office:value="1.58" calcext:value-type="float">
            <text:p>1,58</text:p>
          </table:table-cell>
          <table:table-cell table:number-columns-repeated="2"/>
          <table:table-cell office:value-type="float" office:value="-268.35" calcext:value-type="float">
            <text:p>-268,35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1" calcext:value-type="date">
            <text:p>01.04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Nákup 100ks @ 3.00 USD</text:p>
          </table:table-cell>
          <table:table-cell/>
          <table:table-cell office:value-type="float" office:value="279.01" calcext:value-type="float">
            <text:p>279,01</text:p>
          </table:table-cell>
          <table:table-cell office:value-type="string" calcext:value-type="string">
            <text:p>NIE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-280.63" calcext:value-type="float">
            <text:p>-280,63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4" calcext:value-type="date">
            <text:p>04.04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Nákup 100ks @ 1.17 USD</text:p>
          </table:table-cell>
          <table:table-cell/>
          <table:table-cell office:value-type="float" office:value="107.54" calcext:value-type="float">
            <text:p>107,54</text:p>
          </table:table-cell>
          <table:table-cell office:value-type="string" calcext:value-type="string">
            <text:p>NIE</text:p>
          </table:table-cell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-108.72" calcext:value-type="float">
            <text:p>-108,72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2" calcext:value-type="date">
            <text:p>22.04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Nákup 100ks @ 0.90 USD</text:p>
          </table:table-cell>
          <table:table-cell/>
          <table:table-cell office:value-type="float" office:value="79.43" calcext:value-type="float">
            <text:p>79,43</text:p>
          </table:table-cell>
          <table:table-cell office:value-type="string" calcext:value-type="string">
            <text:p>NIE</text:p>
          </table:table-cell>
          <table:table-cell office:value-type="float" office:value="1.08" calcext:value-type="float">
            <text:p>1,08</text:p>
          </table:table-cell>
          <table:table-cell table:number-columns-repeated="2"/>
          <table:table-cell office:value-type="float" office:value="-80.51" calcext:value-type="float">
            <text:p>-80,51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27" calcext:value-type="date">
            <text:p>27.05.2025</text:p>
          </table:table-cell>
          <table:table-cell office:value-type="string" calcext:value-type="string">
            <text:p>Energy Fuels (UUUU)</text:p>
          </table:table-cell>
          <table:table-cell office:value-type="string" calcext:value-type="string">
            <text:p>Nákup 100ks @ 5.59 USD</text:p>
          </table:table-cell>
          <table:table-cell/>
          <table:table-cell office:value-type="float" office:value="493.81" calcext:value-type="float">
            <text:p>493,81</text:p>
          </table:table-cell>
          <table:table-cell office:value-type="string" calcext:value-type="string">
            <text:p>NIE</text:p>
          </table:table-cell>
          <table:table-cell office:value-type="float" office:value="2.11" calcext:value-type="float">
            <text:p>2,11</text:p>
          </table:table-cell>
          <table:table-cell table:number-columns-repeated="2"/>
          <table:table-cell office:value-type="float" office:value="-495.92" calcext:value-type="float">
            <text:p>-495,92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05" calcext:value-type="date">
            <text:p>05.06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Nákup 100ks @ 2.80 USD</text:p>
          </table:table-cell>
          <table:table-cell/>
          <table:table-cell office:value-type="float" office:value="245.14" calcext:value-type="float">
            <text:p>245,14</text:p>
          </table:table-cell>
          <table:table-cell office:value-type="string" calcext:value-type="string">
            <text:p>NIE</text:p>
          </table:table-cell>
          <table:table-cell office:value-type="float" office:value="1.48" calcext:value-type="float">
            <text:p>1,48</text:p>
          </table:table-cell>
          <table:table-cell table:number-columns-repeated="2"/>
          <table:table-cell office:value-type="float" office:value="-246.62" calcext:value-type="float">
            <text:p>-246,62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--- Nákupy z 2024 - LCID (overit datum - možno čiastočne oslobodené!) ---</text:p>
          </table:table-cell>
          <table:table-cell table:number-columns-repeated="16382"/>
        </table:table-row>
        <table:table-row table:style-name="ro1">
          <table:table-cell table:style-name="ce3" office:value-type="date" office:date-value="2025-09-02" calcext:value-type="date">
            <text:p>02.09.2025</text:p>
          </table:table-cell>
          <table:table-cell office:value-type="string" calcext:value-type="string">
            <text:p>Lucid Group (LCID)</text:p>
          </table:table-cell>
          <table:table-cell office:value-type="string" calcext:value-type="string">
            <text:p>Nákup 10ks po reverse split (z 2024 kúpy 100ks - OVERIŤ dátum kúpy v 2024!)</text:p>
          </table:table-cell>
          <table:table-cell/>
          <table:table-cell office:value-type="float" office:value="388.74" calcext:value-type="float">
            <text:p>388,74</text:p>
          </table:table-cell>
          <table:table-cell office:value-type="string" calcext:value-type="string">
            <text:p>OVERIŤ</text:p>
          </table:table-cell>
          <table:table-cell office:value-type="string" calcext:value-type="string">
            <text:p>pozri 2024 report</text:p>
          </table:table-cell>
          <table:table-cell table:number-columns-repeated="2"/>
          <table:table-cell office:value-type="float" office:value="-388.74" calcext:value-type="float">
            <text:p>-388,74</text:p>
          </table:table-cell>
          <table:table-cell office:value-type="string" calcext:value-type="string">
            <text:p>§9 - OVERIŤ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POLU ZDANITEĽNÉ VÝDAVKY NA NÁKUP</text:p>
          </table:table-cell>
          <table:table-cell table:number-columns-repeated="2"/>
          <table:table-cell office:value-type="float" office:value="4775.83" calcext:value-type="float">
            <text:p>4775,83</text:p>
          </table:table-cell>
          <table:table-cell/>
          <table:table-cell office:value-type="float" office:value="16.52" calcext:value-type="float">
            <text:p>16,52</text:p>
          </table:table-cell>
          <table:table-cell table:number-columns-repeated="2"/>
          <table:table-cell office:value-type="float" office:value="-4792.35" calcext:value-type="float">
            <text:p>-4792,3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== základ dane akcie (zdaniteľné) ===" office:value-type="string" office:string-value="" calcext:value-type="error">
            <text:p>Chyba:510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RÍJMY z predaja zdaniteľných akcií</text:p>
          </table:table-cell>
          <table:table-cell/>
          <table:table-cell office:value-type="float" office:value="5902.28" calcext:value-type="float">
            <text:p>5902,28</text:p>
          </table:table-cell>
          <table:table-cell table:number-columns-repeated="5"/>
          <table:table-cell office:value-type="float" office:value="5902.28" calcext:value-type="float">
            <text:p>5902,28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VÝDAVKY na nákup zdaniteľných akcií (vrátane kúpy z 2024)</text:p>
          </table:table-cell>
          <table:table-cell table:number-columns-repeated="2"/>
          <table:table-cell office:value-type="float" office:value="4775.83" calcext:value-type="float">
            <text:p>4775,83</text:p>
          </table:table-cell>
          <table:table-cell table:number-columns-repeated="4"/>
          <table:table-cell office:value-type="float" office:value="-4775.83" calcext:value-type="float">
            <text:p>-4775,83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4">
          <table:table-cell/>
          <table:table-cell office:value-type="string" calcext:value-type="string">
            <text:p>POPLATKY - commissions zdaniteľné akcie (predaj)</text:p>
          </table:table-cell>
          <table:table-cell table:number-columns-repeated="2"/>
          <table:table-cell office:value-type="float" office:value="16.52" calcext:value-type="float">
            <text:p>16,52</text:p>
          </table:table-cell>
          <table:table-cell table:number-columns-repeated="4"/>
          <table:table-cell office:value-type="float" office:value="-16.52" calcext:value-type="float">
            <text:p>-16,52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5">
          <table:table-cell/>
          <table:table-cell office:value-type="string" calcext:value-type="string">
            <text:p>ZÁKLAD DANE - AKCIE (Príjmy - Výdavky - Poplatky)</text:p>
          </table:table-cell>
          <table:table-cell/>
          <table:table-cell office:value-type="float" office:value="1109.93" calcext:value-type="float">
            <text:p>1109,93</text:p>
          </table:table-cell>
          <table:table-cell table:number-columns-repeated="5"/>
          <table:table-cell office:value-type="float" office:value="1109.93" calcext:value-type="float">
            <text:p>1109,93</text:p>
          </table:table-cell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formula="of:=== akcie oslobodené od dane - §9 ods. 1 písm. e) ZDP (držba &gt; 1 rok) ===" office:value-type="string" office:string-value="" calcext:value-type="error">
            <text:p>Chyba:50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!!! TIETO AKCIE SA NEUVÁDZAJÚ V DAŇOVOM PRIZNANÍ - ANI PRÍJEM ANI VÝDAVOK !!!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(len pre vašu informáciu)</text:p>
          </table:table-cell>
          <table:table-cell table:number-columns-repeated="16382"/>
        </table:table-row>
        <table:table-row table:style-name="ro1">
          <table:table-cell table:style-name="ce3" office:value-type="date" office:date-value="2025-08-12" calcext:value-type="date">
            <text:p>12.08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[OSLOBODENÉ] Predaj 100ks otv. 06.03.2024 = 519 dní</text:p>
          </table:table-cell>
          <table:table-cell office:value-type="float" office:value="124.8" calcext:value-type="float">
            <text:p>124,8</text:p>
          </table:table-cell>
          <table:table-cell/>
          <table:table-cell office:value-type="string" calcext:value-type="string">
            <text:p>ÁNO</text:p>
          </table:table-cell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9 OSLOBODENÉ - NEUVÁDZAŤ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12" calcext:value-type="date">
            <text:p>12.08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[OSLOBODENÉ] Predaj 100ks otv. 15.03.2024 = 510 dní</text:p>
          </table:table-cell>
          <table:table-cell office:value-type="float" office:value="124.86" calcext:value-type="float">
            <text:p>124,86</text:p>
          </table:table-cell>
          <table:table-cell/>
          <table:table-cell office:value-type="string" calcext:value-type="string">
            <text:p>ÁNO</text:p>
          </table:table-cell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9 OSLOBODENÉ - NEUVÁDZAŤ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12" calcext:value-type="date">
            <text:p>12.08.2025</text:p>
          </table:table-cell>
          <table:table-cell office:value-type="string" calcext:value-type="string">
            <text:p>Plug Power (PLUG)</text:p>
          </table:table-cell>
          <table:table-cell office:value-type="string" calcext:value-type="string">
            <text:p>[OSLOBODENÉ] Predaj 100ks otv. 28.03.2024 = 497 dní</text:p>
          </table:table-cell>
          <table:table-cell office:value-type="float" office:value="124.03" calcext:value-type="float">
            <text:p>124,03</text:p>
          </table:table-cell>
          <table:table-cell/>
          <table:table-cell office:value-type="string" calcext:value-type="string">
            <text:p>ÁNO</text:p>
          </table:table-cell>
          <table:table-cell office:value-type="float" office:value="1.16" calcext:value-type="float">
            <text:p>1,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9 OSLOBODENÉ - NEUVÁDZAŤ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Nio Inc. - ADR (NIO)</text:p>
          </table:table-cell>
          <table:table-cell office:value-type="string" calcext:value-type="string">
            <text:p>[OSLOBODENÉ] Predaj 100ks otv. 07.02.2024 = 592 dní</text:p>
          </table:table-cell>
          <table:table-cell office:value-type="float" office:value="574.13" calcext:value-type="float">
            <text:p>574,13</text:p>
          </table:table-cell>
          <table:table-cell/>
          <table:table-cell office:value-type="string" calcext:value-type="string">
            <text:p>ÁNO</text:p>
          </table:table-cell>
          <table:table-cell office:value-type="float" office:value="2.29" calcext:value-type="float">
            <text:p>2,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9 OSLOBODENÉ - NEUVÁDZAŤ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účet oslobodených príjmov (INFO - neuvádzať v DP)</text:p>
          </table:table-cell>
          <table:table-cell/>
          <table:table-cell office:value-type="float" office:value="947.82" calcext:value-type="float">
            <text:p>947,8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účet oslobodených nákupov z 2024 (INFO - neuvádzať v DP)</text:p>
          </table:table-cell>
          <table:table-cell office:value-type="string" calcext:value-type="string">
            <text:p>[PLUG: 364.95+323.18+326.19=1014.32] + [NIO: 549.66]</text:p>
          </table:table-cell>
          <table:table-cell/>
          <table:table-cell office:value-type="float" office:value="1563.98" calcext:value-type="float">
            <text:p>1563,9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formula="of:=== opcie - §8 ods. 1 písm. e) ZDP ===" office:value-type="string" office:string-value="" calcext:value-type="error">
            <text:p>Chyba:50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03" calcext:value-type="date">
            <text:p>03.01.2025</text:p>
          </table:table-cell>
          <table:table-cell office:value-type="string" calcext:value-type="string">
            <text:p>MPW Jul2025 3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94.93" calcext:value-type="float">
            <text:p>94,9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.22" calcext:value-type="float">
            <text:p>4,22</text:p>
          </table:table-cell>
          <table:table-cell table:number-columns-repeated="2"/>
          <table:table-cell office:value-type="float" office:value="90.71" calcext:value-type="float">
            <text:p>90,7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3" calcext:value-type="date">
            <text:p>03.01.2025</text:p>
          </table:table-cell>
          <table:table-cell office:value-type="string" calcext:value-type="string">
            <text:p>MPW Jan2025 4P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39.07" calcext:value-type="float">
            <text:p>39,07</text:p>
          </table:table-cell>
          <table:table-cell office:value-type="string" calcext:value-type="string">
            <text:p>N/A</text:p>
          </table:table-cell>
          <table:table-cell office:value-type="float" office:value="4.07" calcext:value-type="float">
            <text:p>4,07</text:p>
          </table:table-cell>
          <table:table-cell table:number-columns-repeated="2"/>
          <table:table-cell office:value-type="float" office:value="-43.14" calcext:value-type="float">
            <text:p>-43,1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6" calcext:value-type="date">
            <text:p>06.01.2025</text:p>
          </table:table-cell>
          <table:table-cell office:value-type="string" calcext:value-type="string">
            <text:p>MPW Jan2025 4.5P</text:p>
          </table:table-cell>
          <table:table-cell office:value-type="string" calcext:value-type="string">
            <text:p>Predaj dlhej put (pozícia z 2024)</text:p>
          </table:table-cell>
          <table:table-cell office:value-type="float" office:value="34.49" calcext:value-type="float">
            <text:p>34,4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float" office:value="32.43" calcext:value-type="float">
            <text:p>32,4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6" calcext:value-type="date">
            <text:p>06.01.2025</text:p>
          </table:table-cell>
          <table:table-cell office:value-type="string" calcext:value-type="string">
            <text:p>MPW Jan2026 3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03.47" calcext:value-type="float">
            <text:p>203,4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41" calcext:value-type="float">
            <text:p>6,41</text:p>
          </table:table-cell>
          <table:table-cell table:number-columns-repeated="2"/>
          <table:table-cell office:value-type="float" office:value="197.06" calcext:value-type="float">
            <text:p>197,0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8" calcext:value-type="date">
            <text:p>08.01.2025</text:p>
          </table:table-cell>
          <table:table-cell office:value-type="string" calcext:value-type="string">
            <text:p>MPW Apr2025 6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123.05" calcext:value-type="float">
            <text:p>123,05</text:p>
          </table:table-cell>
          <table:table-cell office:value-type="string" calcext:value-type="string">
            <text:p>N/A</text:p>
          </table:table-cell>
          <table:table-cell office:value-type="float" office:value="18.2" calcext:value-type="float">
            <text:p>18,2</text:p>
          </table:table-cell>
          <table:table-cell table:number-columns-repeated="2"/>
          <table:table-cell office:value-type="float" office:value="-141.25" calcext:value-type="float">
            <text:p>-141,2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8" calcext:value-type="date">
            <text:p>08.01.2025</text:p>
          </table:table-cell>
          <table:table-cell office:value-type="string" calcext:value-type="string">
            <text:p>MPW Jan2025 4P</text:p>
          </table:table-cell>
          <table:table-cell office:value-type="string" calcext:value-type="string">
            <text:p>Predaj dlhej put (pozícia z 2024)</text:p>
          </table:table-cell>
          <table:table-cell office:value-type="float" office:value="54.2" calcext:value-type="float">
            <text:p>54,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.11" calcext:value-type="float">
            <text:p>4,11</text:p>
          </table:table-cell>
          <table:table-cell table:number-columns-repeated="2"/>
          <table:table-cell office:value-type="float" office:value="50.09" calcext:value-type="float">
            <text:p>50,0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8" calcext:value-type="date">
            <text:p>08.01.2025</text:p>
          </table:table-cell>
          <table:table-cell office:value-type="string" calcext:value-type="string">
            <text:p>MPW Jul2025 3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68.22" calcext:value-type="float">
            <text:p>168,2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39" calcext:value-type="float">
            <text:p>6,39</text:p>
          </table:table-cell>
          <table:table-cell table:number-columns-repeated="2"/>
          <table:table-cell office:value-type="float" office:value="161.83" calcext:value-type="float">
            <text:p>161,8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8" calcext:value-type="date">
            <text:p>08.01.2025</text:p>
          </table:table-cell>
          <table:table-cell office:value-type="string" calcext:value-type="string">
            <text:p>NIO May2025 6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.69" calcext:value-type="float">
            <text:p>37,6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35.6" calcext:value-type="float">
            <text:p>35,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08" calcext:value-type="date">
            <text:p>08.01.2025</text:p>
          </table:table-cell>
          <table:table-cell office:value-type="string" calcext:value-type="string">
            <text:p>NIO Jun2025 6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8.35" calcext:value-type="float">
            <text:p>48,3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46.23" calcext:value-type="float">
            <text:p>46,2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16" calcext:value-type="date">
            <text:p>16.01.2025</text:p>
          </table:table-cell>
          <table:table-cell office:value-type="string" calcext:value-type="string">
            <text:p>MPW Jul2025 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8.75" calcext:value-type="float">
            <text:p>38,7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36.66" calcext:value-type="float">
            <text:p>36,6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16" calcext:value-type="date">
            <text:p>16.01.2025</text:p>
          </table:table-cell>
          <table:table-cell office:value-type="string" calcext:value-type="string">
            <text:p>MPW Jul2025 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.74" calcext:value-type="float">
            <text:p>37,7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35.65" calcext:value-type="float">
            <text:p>35,6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1" calcext:value-type="date">
            <text:p>21.01.2025</text:p>
          </table:table-cell>
          <table:table-cell office:value-type="string" calcext:value-type="string">
            <text:p>MPW Jan2026 5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9.88" calcext:value-type="float">
            <text:p>49,8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.78" calcext:value-type="float">
            <text:p>47,7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1" calcext:value-type="date">
            <text:p>21.01.2025</text:p>
          </table:table-cell>
          <table:table-cell office:value-type="string" calcext:value-type="string">
            <text:p>PLUG Jan2026 3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01.29" calcext:value-type="float">
            <text:p>101,2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.19" calcext:value-type="float">
            <text:p>4,19</text:p>
          </table:table-cell>
          <table:table-cell table:number-columns-repeated="2"/>
          <table:table-cell office:value-type="float" office:value="97.1" calcext:value-type="float">
            <text:p>97,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3" calcext:value-type="date">
            <text:p>23.01.2025</text:p>
          </table:table-cell>
          <table:table-cell office:value-type="string" calcext:value-type="string">
            <text:p>LCID Aug2025 4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4.43" calcext:value-type="float">
            <text:p>34,4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float" office:value="32.37" calcext:value-type="float">
            <text:p>32,3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3" calcext:value-type="date">
            <text:p>23.01.2025</text:p>
          </table:table-cell>
          <table:table-cell office:value-type="string" calcext:value-type="string">
            <text:p>LCID Dec2025 4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8.39" calcext:value-type="float">
            <text:p>58,3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56.27" calcext:value-type="float">
            <text:p>56,2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3" calcext:value-type="date">
            <text:p>23.01.2025</text:p>
          </table:table-cell>
          <table:table-cell office:value-type="string" calcext:value-type="string">
            <text:p>PLUG Feb2025 2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8.16" calcext:value-type="float">
            <text:p>18,1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2" calcext:value-type="float">
            <text:p>2,02</text:p>
          </table:table-cell>
          <table:table-cell table:number-columns-repeated="2"/>
          <table:table-cell office:value-type="float" office:value="16.14" calcext:value-type="float">
            <text:p>16,1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3" calcext:value-type="date">
            <text:p>23.01.2025</text:p>
          </table:table-cell>
          <table:table-cell office:value-type="string" calcext:value-type="string">
            <text:p>PLUG Feb2025 2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.02" calcext:value-type="float">
            <text:p>4,02</text:p>
          </table:table-cell>
          <table:table-cell table:number-columns-repeated="2"/>
          <table:table-cell office:value-type="float" office:value="32.28" calcext:value-type="float">
            <text:p>32,2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3" calcext:value-type="date">
            <text:p>23.01.2025</text:p>
          </table:table-cell>
          <table:table-cell office:value-type="string" calcext:value-type="string">
            <text:p>MPW Apr2025 4P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219.6" calcext:value-type="float">
            <text:p>219,6</text:p>
          </table:table-cell>
          <table:table-cell office:value-type="string" calcext:value-type="string">
            <text:p>N/A</text:p>
          </table:table-cell>
          <table:table-cell office:value-type="float" office:value="12.33" calcext:value-type="float">
            <text:p>12,33</text:p>
          </table:table-cell>
          <table:table-cell table:number-columns-repeated="2"/>
          <table:table-cell office:value-type="float" office:value="-231.93" calcext:value-type="float">
            <text:p>-231,9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28" calcext:value-type="date">
            <text:p>28.01.2025</text:p>
          </table:table-cell>
          <table:table-cell office:value-type="string" calcext:value-type="string">
            <text:p>PLUG Feb2025 2P</text:p>
          </table:table-cell>
          <table:table-cell office:value-type="string" calcext:value-type="string">
            <text:p>Nákup opcie</text:p>
          </table:table-cell>
          <table:table-cell/>
          <table:table-cell office:value-type="float" office:value="69.27" calcext:value-type="float">
            <text:p>69,27</text:p>
          </table:table-cell>
          <table:table-cell office:value-type="string" calcext:value-type="string">
            <text:p>N/A</text:p>
          </table:table-cell>
          <table:table-cell office:value-type="float" office:value="6.04" calcext:value-type="float">
            <text:p>6,04</text:p>
          </table:table-cell>
          <table:table-cell table:number-columns-repeated="2"/>
          <table:table-cell office:value-type="float" office:value="-75.31" calcext:value-type="float">
            <text:p>-75,3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31" calcext:value-type="date">
            <text:p>31.01.2025</text:p>
          </table:table-cell>
          <table:table-cell office:value-type="string" calcext:value-type="string">
            <text:p>MPW Apr2025 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92.29" calcext:value-type="float">
            <text:p>92,2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office:value-type="float" office:value="86.14" calcext:value-type="float">
            <text:p>86,1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31" calcext:value-type="date">
            <text:p>31.01.2025</text:p>
          </table:table-cell>
          <table:table-cell office:value-type="string" calcext:value-type="string">
            <text:p>MPW Mar2025 5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31.95" calcext:value-type="float">
            <text:p>31,95</text:p>
          </table:table-cell>
          <table:table-cell office:value-type="string" calcext:value-type="string">
            <text:p>N/A</text:p>
          </table:table-cell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31" calcext:value-type="date">
            <text:p>31.01.2025</text:p>
          </table:table-cell>
          <table:table-cell office:value-type="string" calcext:value-type="string">
            <text:p>MPW Apr2025 3P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14.51" calcext:value-type="float">
            <text:p>14,51</text:p>
          </table:table-cell>
          <table:table-cell office:value-type="string" calcext:value-type="string">
            <text:p>N/A</text:p>
          </table:table-cell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-16.52" calcext:value-type="float">
            <text:p>-16,5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1-31" calcext:value-type="date">
            <text:p>31.01.2025</text:p>
          </table:table-cell>
          <table:table-cell office:value-type="string" calcext:value-type="string">
            <text:p>MPW Apr2025 3.5P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60.73" calcext:value-type="float">
            <text:p>60,73</text:p>
          </table:table-cell>
          <table:table-cell office:value-type="string" calcext:value-type="string">
            <text:p>N/A</text:p>
          </table:table-cell>
          <table:table-cell office:value-type="float" office:value="6.03" calcext:value-type="float">
            <text:p>6,03</text:p>
          </table:table-cell>
          <table:table-cell table:number-columns-repeated="2"/>
          <table:table-cell office:value-type="float" office:value="-66.76" calcext:value-type="float">
            <text:p>-66,7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5" calcext:value-type="date">
            <text:p>05.02.2025</text:p>
          </table:table-cell>
          <table:table-cell office:value-type="string" calcext:value-type="string">
            <text:p>F Feb2025 10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4.84" calcext:value-type="float">
            <text:p>24,8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3" calcext:value-type="float">
            <text:p>2,03</text:p>
          </table:table-cell>
          <table:table-cell table:number-columns-repeated="2"/>
          <table:table-cell office:value-type="float" office:value="22.81" calcext:value-type="float">
            <text:p>22,8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5" calcext:value-type="date">
            <text:p>05.02.2025</text:p>
          </table:table-cell>
          <table:table-cell office:value-type="string" calcext:value-type="string">
            <text:p>NAT Jan2026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6.75" calcext:value-type="float">
            <text:p>26,7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4" calcext:value-type="float">
            <text:p>2,04</text:p>
          </table:table-cell>
          <table:table-cell table:number-columns-repeated="2"/>
          <table:table-cell office:value-type="float" office:value="24.71" calcext:value-type="float">
            <text:p>24,7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6" calcext:value-type="date">
            <text:p>06.02.2025</text:p>
          </table:table-cell>
          <table:table-cell office:value-type="string" calcext:value-type="string">
            <text:p>F Dec2025 8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5.72" calcext:value-type="float">
            <text:p>55,7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53.6" calcext:value-type="float">
            <text:p>53,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6" calcext:value-type="date">
            <text:p>06.02.2025</text:p>
          </table:table-cell>
          <table:table-cell office:value-type="string" calcext:value-type="string">
            <text:p>F Feb2025 10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6.73" calcext:value-type="float">
            <text:p>66,73</text:p>
          </table:table-cell>
          <table:table-cell office:value-type="string" calcext:value-type="string">
            <text:p>N/A</text:p>
          </table:table-cell>
          <table:table-cell office:value-type="float" office:value="2.14" calcext:value-type="float">
            <text:p>2,14</text:p>
          </table:table-cell>
          <table:table-cell table:number-columns-repeated="2"/>
          <table:table-cell office:value-type="float" office:value="-68.87" calcext:value-type="float">
            <text:p>-68,8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7" calcext:value-type="date">
            <text:p>07.02.2025</text:p>
          </table:table-cell>
          <table:table-cell office:value-type="string" calcext:value-type="string">
            <text:p>PLUG Feb2025 2P</text:p>
          </table:table-cell>
          <table:table-cell office:value-type="string" calcext:value-type="string">
            <text:p>Predaj opcie - zatvorenie</text:p>
          </table:table-cell>
          <table:table-cell office:value-type="float" office:value="23.89" calcext:value-type="float">
            <text:p>23,8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.97" calcext:value-type="float">
            <text:p>5,97</text:p>
          </table:table-cell>
          <table:table-cell table:number-columns-repeated="2"/>
          <table:table-cell office:value-type="float" office:value="17.92" calcext:value-type="float">
            <text:p>17,9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7" calcext:value-type="date">
            <text:p>07.02.2025</text:p>
          </table:table-cell>
          <table:table-cell office:value-type="string" calcext:value-type="string">
            <text:p>PLUG Apr2025 1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0.55" calcext:value-type="float">
            <text:p>10,5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8.54" calcext:value-type="float">
            <text:p>8,5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07" calcext:value-type="date">
            <text:p>07.02.2025</text:p>
          </table:table-cell>
          <table:table-cell office:value-type="string" calcext:value-type="string">
            <text:p>PLUG Apr2025 2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1.11" calcext:value-type="float">
            <text:p>21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.01" calcext:value-type="float">
            <text:p>4,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0" calcext:value-type="date">
            <text:p>10.02.2025</text:p>
          </table:table-cell>
          <table:table-cell office:value-type="string" calcext:value-type="string">
            <text:p>NAT Dec2025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7.04" calcext:value-type="float">
            <text:p>27,0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24.99" calcext:value-type="float">
            <text:p>24,9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0" calcext:value-type="date">
            <text:p>10.02.2025</text:p>
          </table:table-cell>
          <table:table-cell office:value-type="string" calcext:value-type="string">
            <text:p>NAT Dec2025 3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4" calcext:value-type="float">
            <text:p>2,04</text:p>
          </table:table-cell>
          <table:table-cell table:number-columns-repeated="2"/>
          <table:table-cell office:value-type="float" office:value="20.16" calcext:value-type="float">
            <text:p>20,1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0" calcext:value-type="date">
            <text:p>10.02.2025</text:p>
          </table:table-cell>
          <table:table-cell office:value-type="string" calcext:value-type="string">
            <text:p>LCID Jun2025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.69" calcext:value-type="float">
            <text:p>37,6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35.6" calcext:value-type="float">
            <text:p>35,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1" calcext:value-type="date">
            <text:p>11.02.2025</text:p>
          </table:table-cell>
          <table:table-cell office:value-type="string" calcext:value-type="string">
            <text:p>MPW Mar2025 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4.04" calcext:value-type="float">
            <text:p>24,0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21.99" calcext:value-type="float">
            <text:p>21,9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1" calcext:value-type="date">
            <text:p>11.02.2025</text:p>
          </table:table-cell>
          <table:table-cell office:value-type="string" calcext:value-type="string">
            <text:p>MPW Mar2025 4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5.97" calcext:value-type="float">
            <text:p>25,9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23.92" calcext:value-type="float">
            <text:p>23,9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9" calcext:value-type="date">
            <text:p>19.02.2025</text:p>
          </table:table-cell>
          <table:table-cell office:value-type="string" calcext:value-type="string">
            <text:p>LCID Feb2025 4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5.25" calcext:value-type="float">
            <text:p>15,2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13.24" calcext:value-type="float">
            <text:p>13,2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19" calcext:value-type="date">
            <text:p>19.02.2025</text:p>
          </table:table-cell>
          <table:table-cell office:value-type="string" calcext:value-type="string">
            <text:p>LCID Feb2025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0" calcext:value-type="date">
            <text:p>20.02.2025</text:p>
          </table:table-cell>
          <table:table-cell office:value-type="string" calcext:value-type="string">
            <text:p>MPW Feb2025 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.96" calcext:value-type="float">
            <text:p>16,9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1" calcext:value-type="date">
            <text:p>21.02.2025</text:p>
          </table:table-cell>
          <table:table-cell office:value-type="string" calcext:value-type="string">
            <text:p>UWM Feb2025 6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2.33" calcext:value-type="float">
            <text:p>12,3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10.34" calcext:value-type="float">
            <text:p>10,3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4" calcext:value-type="date">
            <text:p>24.02.2025</text:p>
          </table:table-cell>
          <table:table-cell office:value-type="string" calcext:value-type="string">
            <text:p>PLUG Jan2026 2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31.11" calcext:value-type="float">
            <text:p>231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44" calcext:value-type="float">
            <text:p>6,44</text:p>
          </table:table-cell>
          <table:table-cell table:number-columns-repeated="2"/>
          <table:table-cell office:value-type="float" office:value="224.67" calcext:value-type="float">
            <text:p>224,6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4" calcext:value-type="date">
            <text:p>24.02.2025</text:p>
          </table:table-cell>
          <table:table-cell office:value-type="string" calcext:value-type="string">
            <text:p>PLUG Feb2025 2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29.24" calcext:value-type="float">
            <text:p>129,24</text:p>
          </table:table-cell>
          <table:table-cell office:value-type="string" calcext:value-type="string">
            <text:p>N/A</text:p>
          </table:table-cell>
          <table:table-cell office:value-type="float" office:value="6.17" calcext:value-type="float">
            <text:p>6,17</text:p>
          </table:table-cell>
          <table:table-cell table:number-columns-repeated="2"/>
          <table:table-cell office:value-type="float" office:value="-135.41" calcext:value-type="float">
            <text:p>-135,4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6" calcext:value-type="date">
            <text:p>26.02.2025</text:p>
          </table:table-cell>
          <table:table-cell office:value-type="string" calcext:value-type="string">
            <text:p>AMBP Jul2025 3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2.32" calcext:value-type="float">
            <text:p>12,3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float" office:value="10.34" calcext:value-type="float">
            <text:p>10,3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6" calcext:value-type="date">
            <text:p>26.02.2025</text:p>
          </table:table-cell>
          <table:table-cell office:value-type="string" calcext:value-type="string">
            <text:p>MPW Mar2025 4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.64" calcext:value-type="float">
            <text:p>5,6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7" calcext:value-type="date">
            <text:p>27.02.2025</text:p>
          </table:table-cell>
          <table:table-cell office:value-type="string" calcext:value-type="string">
            <text:p>LCID Jan2026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81.36" calcext:value-type="float">
            <text:p>81,3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79.19" calcext:value-type="float">
            <text:p>79,1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7" calcext:value-type="date">
            <text:p>27.02.2025</text:p>
          </table:table-cell>
          <table:table-cell office:value-type="string" calcext:value-type="string">
            <text:p>LCID Jan2026 3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5.5" calcext:value-type="float">
            <text:p>55,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1" calcext:value-type="float">
            <text:p>2,11</text:p>
          </table:table-cell>
          <table:table-cell table:number-columns-repeated="2"/>
          <table:table-cell office:value-type="float" office:value="53.39" calcext:value-type="float">
            <text:p>53,3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7" calcext:value-type="date">
            <text:p>27.02.2025</text:p>
          </table:table-cell>
          <table:table-cell office:value-type="string" calcext:value-type="string">
            <text:p>LCID Feb2025 3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71.29" calcext:value-type="float">
            <text:p>71,29</text:p>
          </table:table-cell>
          <table:table-cell office:value-type="string" calcext:value-type="string">
            <text:p>N/A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-73.45" calcext:value-type="float">
            <text:p>-73,4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AMBP Dec2025 3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7.58" calcext:value-type="float">
            <text:p>7,5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5.59" calcext:value-type="float">
            <text:p>5,5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NIO Aug2025 6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5.5" calcext:value-type="float">
            <text:p>55,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53.38" calcext:value-type="float">
            <text:p>53,3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NIO Sep2025 6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64.13" calcext:value-type="float">
            <text:p>64,1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3" calcext:value-type="float">
            <text:p>2,1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NIO Sep2025 7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56.86" calcext:value-type="float">
            <text:p>56,86</text:p>
          </table:table-cell>
          <table:table-cell office:value-type="string" calcext:value-type="string">
            <text:p>N/A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-58.98" calcext:value-type="float">
            <text:p>-58,9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LCID Mar2025 3.5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5.83" calcext:value-type="float">
            <text:p>5,83</text:p>
          </table:table-cell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-7.82" calcext:value-type="float">
            <text:p>-7,8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LCID May2025 4.5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10.65" calcext:value-type="float">
            <text:p>10,65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2.65" calcext:value-type="float">
            <text:p>-12,6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UUUU Apr2025 8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-8.79" calcext:value-type="float">
            <text:p>-8,7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QS Jun2025 3P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10.63" calcext:value-type="float">
            <text:p>10,63</text:p>
          </table:table-cell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-12.62" calcext:value-type="float">
            <text:p>-12,6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QS Jun2025 7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25.06" calcext:value-type="float">
            <text:p>25,06</text:p>
          </table:table-cell>
          <table:table-cell office:value-type="string" calcext:value-type="string">
            <text:p>N/A</text:p>
          </table:table-cell>
          <table:table-cell office:value-type="float" office:value="2.02" calcext:value-type="float">
            <text:p>2,02</text:p>
          </table:table-cell>
          <table:table-cell table:number-columns-repeated="2"/>
          <table:table-cell office:value-type="float" office:value="-27.08" calcext:value-type="float">
            <text:p>-27,0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PLUG Jan2026 3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28.97" calcext:value-type="float">
            <text:p>28,97</text:p>
          </table:table-cell>
          <table:table-cell office:value-type="string" calcext:value-type="string">
            <text:p>N/A</text:p>
          </table:table-cell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-31.02" calcext:value-type="float">
            <text:p>-31,0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PLUG Apr2025 2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6.52" calcext:value-type="float">
            <text:p>46,52</text:p>
          </table:table-cell>
          <table:table-cell office:value-type="string" calcext:value-type="string">
            <text:p>N/A</text:p>
          </table:table-cell>
          <table:table-cell office:value-type="float" office:value="11.92" calcext:value-type="float">
            <text:p>11,92</text:p>
          </table:table-cell>
          <table:table-cell table:number-columns-repeated="2"/>
          <table:table-cell office:value-type="float" office:value="-58.44" calcext:value-type="float">
            <text:p>-58,4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UWM Feb2025 6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5.37" calcext:value-type="float">
            <text:p>45,37</text:p>
          </table:table-cell>
          <table:table-cell office:value-type="string" calcext:value-type="string">
            <text:p>N/A</text:p>
          </table:table-cell>
          <table:table-cell office:value-type="float" office:value="2.08" calcext:value-type="float">
            <text:p>2,08</text:p>
          </table:table-cell>
          <table:table-cell table:number-columns-repeated="2"/>
          <table:table-cell office:value-type="float" office:value="-47.45" calcext:value-type="float">
            <text:p>-47,4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UWM Aug2025 6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69.99" calcext:value-type="float">
            <text:p>69,9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67.84" calcext:value-type="float">
            <text:p>67,8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MPW Feb2025 5P</text:p>
          </table:table-cell>
          <table:table-cell office:value-type="string" calcext:value-type="string">
            <text:p>Expirácia (prémia z 2024 - príjem bol v 2024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LCID Feb2025 4C</text:p>
          </table:table-cell>
          <table:table-cell office:value-type="string" calcext:value-type="string">
            <text:p>Expirác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3" calcext:value-type="date">
            <text:p>03.03.2025</text:p>
          </table:table-cell>
          <table:table-cell office:value-type="string" calcext:value-type="string">
            <text:p>PLUG Jan2027 2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65.32" calcext:value-type="float">
            <text:p>165,3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26" calcext:value-type="float">
            <text:p>6,26</text:p>
          </table:table-cell>
          <table:table-cell table:number-columns-repeated="2"/>
          <table:table-cell office:value-type="float" office:value="159.06" calcext:value-type="float">
            <text:p>159,0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3" calcext:value-type="date">
            <text:p>03.03.2025</text:p>
          </table:table-cell>
          <table:table-cell office:value-type="string" calcext:value-type="string">
            <text:p>MPW Jan2026 5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12.12" calcext:value-type="float">
            <text:p>112,1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23" calcext:value-type="float">
            <text:p>2,23</text:p>
          </table:table-cell>
          <table:table-cell table:number-columns-repeated="2"/>
          <table:table-cell office:value-type="float" office:value="109.89" calcext:value-type="float">
            <text:p>109,8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3" calcext:value-type="date">
            <text:p>03.03.2025</text:p>
          </table:table-cell>
          <table:table-cell office:value-type="string" calcext:value-type="string">
            <text:p>MPW Jul2025 6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5.11" calcext:value-type="float">
            <text:p>55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53.02" calcext:value-type="float">
            <text:p>53,0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3" calcext:value-type="date">
            <text:p>03.03.2025</text:p>
          </table:table-cell>
          <table:table-cell office:value-type="string" calcext:value-type="string">
            <text:p>MPW Mar2025 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84.12" calcext:value-type="float">
            <text:p>84,12</text:p>
          </table:table-cell>
          <table:table-cell office:value-type="string" calcext:value-type="string">
            <text:p>N/A</text:p>
          </table:table-cell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-86.29" calcext:value-type="float">
            <text:p>-86,2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3" calcext:value-type="date">
            <text:p>03.03.2025</text:p>
          </table:table-cell>
          <table:table-cell office:value-type="string" calcext:value-type="string">
            <text:p>MPW Mar2025 5.5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42.1" calcext:value-type="float">
            <text:p>42,1</text:p>
          </table:table-cell>
          <table:table-cell office:value-type="string" calcext:value-type="string">
            <text:p>N/A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float" office:value="-44.16" calcext:value-type="float">
            <text:p>-44,1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3" calcext:value-type="date">
            <text:p>03.03.2025</text:p>
          </table:table-cell>
          <table:table-cell office:value-type="string" calcext:value-type="string">
            <text:p>PLUG Jan2026 3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4.05" calcext:value-type="float">
            <text:p>44,05</text:p>
          </table:table-cell>
          <table:table-cell office:value-type="string" calcext:value-type="string">
            <text:p>N/A</text:p>
          </table:table-cell>
          <table:table-cell office:value-type="float" office:value="4.01" calcext:value-type="float">
            <text:p>4,01</text:p>
          </table:table-cell>
          <table:table-cell table:number-columns-repeated="2"/>
          <table:table-cell office:value-type="float" office:value="-48.06" calcext:value-type="float">
            <text:p>-48,0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7" calcext:value-type="date">
            <text:p>07.03.2025</text:p>
          </table:table-cell>
          <table:table-cell office:value-type="string" calcext:value-type="string">
            <text:p>MPW Jul2025 4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66.12" calcext:value-type="float">
            <text:p>66,1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7.71" calcext:value-type="float">
            <text:p>7,71</text:p>
          </table:table-cell>
          <table:table-cell table:number-columns-repeated="2"/>
          <table:table-cell office:value-type="float" office:value="58.41" calcext:value-type="float">
            <text:p>58,4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7" calcext:value-type="date">
            <text:p>07.03.2025</text:p>
          </table:table-cell>
          <table:table-cell office:value-type="string" calcext:value-type="string">
            <text:p>MPW Oct2025 4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58.18" calcext:value-type="float">
            <text:p>158,1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7.96" calcext:value-type="float">
            <text:p>7,96</text:p>
          </table:table-cell>
          <table:table-cell table:number-columns-repeated="2"/>
          <table:table-cell office:value-type="float" office:value="150.22" calcext:value-type="float">
            <text:p>150,2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07" calcext:value-type="date">
            <text:p>07.03.2025</text:p>
          </table:table-cell>
          <table:table-cell office:value-type="string" calcext:value-type="string">
            <text:p>MPW Mar2025 4.5P</text:p>
          </table:table-cell>
          <table:table-cell office:value-type="string" calcext:value-type="string">
            <text:p>Expirác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10" calcext:value-type="date">
            <text:p>10.03.2025</text:p>
          </table:table-cell>
          <table:table-cell office:value-type="string" calcext:value-type="string">
            <text:p>AMBP Dec2025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4.11" calcext:value-type="float">
            <text:p>44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42.1" calcext:value-type="float">
            <text:p>42,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17" calcext:value-type="date">
            <text:p>17.03.2025</text:p>
          </table:table-cell>
          <table:table-cell office:value-type="string" calcext:value-type="string">
            <text:p>LCID May2025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4.69" calcext:value-type="float">
            <text:p>44,6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.69" calcext:value-type="float">
            <text:p>42,6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17" calcext:value-type="date">
            <text:p>17.03.2025</text:p>
          </table:table-cell>
          <table:table-cell office:value-type="string" calcext:value-type="string">
            <text:p>MPW Jan2026 5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23.28" calcext:value-type="float">
            <text:p>123,2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1.08" calcext:value-type="float">
            <text:p>121,0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17" calcext:value-type="date">
            <text:p>17.03.2025</text:p>
          </table:table-cell>
          <table:table-cell office:value-type="string" calcext:value-type="string">
            <text:p>MPW Apr2025 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07.48" calcext:value-type="float">
            <text:p>107,48</text:p>
          </table:table-cell>
          <table:table-cell office:value-type="string" calcext:value-type="string">
            <text:p>N/A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-109.63" calcext:value-type="float">
            <text:p>-109,6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19" calcext:value-type="date">
            <text:p>19.03.2025</text:p>
          </table:table-cell>
          <table:table-cell office:value-type="string" calcext:value-type="string">
            <text:p>NAT Apr2025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0.15" calcext:value-type="float">
            <text:p>30,1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6" calcext:value-type="float">
            <text:p>1,96</text:p>
          </table:table-cell>
          <table:table-cell table:number-columns-repeated="2"/>
          <table:table-cell office:value-type="float" office:value="28.19" calcext:value-type="float">
            <text:p>28,1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24" calcext:value-type="date">
            <text:p>24.03.2025</text:p>
          </table:table-cell>
          <table:table-cell office:value-type="string" calcext:value-type="string">
            <text:p>MPW May2025 5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0.28" calcext:value-type="float">
            <text:p>20,2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18.33" calcext:value-type="float">
            <text:p>18,3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26" calcext:value-type="date">
            <text:p>26.03.2025</text:p>
          </table:table-cell>
          <table:table-cell office:value-type="string" calcext:value-type="string">
            <text:p>MPW Oct2025 6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46.73" calcext:value-type="float">
            <text:p>246,7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31" calcext:value-type="float">
            <text:p>6,31</text:p>
          </table:table-cell>
          <table:table-cell table:number-columns-repeated="2"/>
          <table:table-cell office:value-type="float" office:value="240.42" calcext:value-type="float">
            <text:p>240,4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26" calcext:value-type="date">
            <text:p>26.03.2025</text:p>
          </table:table-cell>
          <table:table-cell office:value-type="string" calcext:value-type="string">
            <text:p>MPW Aug2025 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85.86" calcext:value-type="float">
            <text:p>85,8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.91" calcext:value-type="float">
            <text:p>5,91</text:p>
          </table:table-cell>
          <table:table-cell table:number-columns-repeated="2"/>
          <table:table-cell office:value-type="float" office:value="79.95" calcext:value-type="float">
            <text:p>79,9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26" calcext:value-type="date">
            <text:p>26.03.2025</text:p>
          </table:table-cell>
          <table:table-cell office:value-type="string" calcext:value-type="string">
            <text:p>MPW Apr2025 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31.86" calcext:value-type="float">
            <text:p>331,86</text:p>
          </table:table-cell>
          <table:table-cell office:value-type="string" calcext:value-type="string">
            <text:p>N/A</text:p>
          </table:table-cell>
          <table:table-cell office:value-type="float" office:value="6.53" calcext:value-type="float">
            <text:p>6,53</text:p>
          </table:table-cell>
          <table:table-cell table:number-columns-repeated="2"/>
          <table:table-cell office:value-type="float" office:value="-338.39" calcext:value-type="float">
            <text:p>-338,3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UUUU Jul2025 4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8.06" calcext:value-type="float">
            <text:p>58,0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4" calcext:value-type="float">
            <text:p>2,04</text:p>
          </table:table-cell>
          <table:table-cell table:number-columns-repeated="2"/>
          <table:table-cell office:value-type="float" office:value="54.02" calcext:value-type="float">
            <text:p>54,0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UUUU Jul2025 4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0.39" calcext:value-type="float">
            <text:p>30,3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28.42" calcext:value-type="float">
            <text:p>28,4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EVgo Aug2025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3.44" calcext:value-type="float">
            <text:p>53,4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3" calcext:value-type="float">
            <text:p>2,03</text:p>
          </table:table-cell>
          <table:table-cell table:number-columns-repeated="2"/>
          <table:table-cell office:value-type="float" office:value="51.41" calcext:value-type="float">
            <text:p>51,4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1" calcext:value-type="date">
            <text:p>01.04.2025</text:p>
          </table:table-cell>
          <table:table-cell office:value-type="string" calcext:value-type="string">
            <text:p>NAT Apr2025 3P</text:p>
          </table:table-cell>
          <table:table-cell office:value-type="string" calcext:value-type="string">
            <text:p>Expirác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8" calcext:value-type="date">
            <text:p>08.04.2025</text:p>
          </table:table-cell>
          <table:table-cell office:value-type="string" calcext:value-type="string">
            <text:p>UUUU Apr2025 4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9.24" calcext:value-type="float">
            <text:p>39,2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37.25" calcext:value-type="float">
            <text:p>37,2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8" calcext:value-type="date">
            <text:p>08.04.2025</text:p>
          </table:table-cell>
          <table:table-cell office:value-type="string" calcext:value-type="string">
            <text:p>PLUG Jan2027 1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70.24" calcext:value-type="float">
            <text:p>70,2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float" office:value="68.18" calcext:value-type="float">
            <text:p>68,1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8" calcext:value-type="date">
            <text:p>08.04.2025</text:p>
          </table:table-cell>
          <table:table-cell office:value-type="string" calcext:value-type="string">
            <text:p>EVgo Apr2025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1.81" calcext:value-type="float">
            <text:p>11,8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.91" calcext:value-type="float">
            <text:p>9,9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8" calcext:value-type="date">
            <text:p>08.04.2025</text:p>
          </table:table-cell>
          <table:table-cell office:value-type="string" calcext:value-type="string">
            <text:p>PLUG Apr2025 1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8.59" calcext:value-type="float">
            <text:p>38,59</text:p>
          </table:table-cell>
          <table:table-cell office:value-type="string" calcext:value-type="string">
            <text:p>N/A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float" office:value="-40.57" calcext:value-type="float">
            <text:p>-40,5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9" calcext:value-type="date">
            <text:p>09.04.2025</text:p>
          </table:table-cell>
          <table:table-cell office:value-type="string" calcext:value-type="string">
            <text:p>MPW Jan2027 7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26.11" calcext:value-type="float">
            <text:p>226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16" calcext:value-type="float">
            <text:p>6,16</text:p>
          </table:table-cell>
          <table:table-cell table:number-columns-repeated="2"/>
          <table:table-cell office:value-type="float" office:value="219.95" calcext:value-type="float">
            <text:p>219,9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9" calcext:value-type="date">
            <text:p>09.04.2025</text:p>
          </table:table-cell>
          <table:table-cell office:value-type="string" calcext:value-type="string">
            <text:p>MPW Oct2025 6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66.63" calcext:value-type="float">
            <text:p>166,6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03" calcext:value-type="float">
            <text:p>6,03</text:p>
          </table:table-cell>
          <table:table-cell table:number-columns-repeated="2"/>
          <table:table-cell office:value-type="float" office:value="160.6" calcext:value-type="float">
            <text:p>160,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9" calcext:value-type="date">
            <text:p>09.04.2025</text:p>
          </table:table-cell>
          <table:table-cell office:value-type="string" calcext:value-type="string">
            <text:p>MPW Jul2025 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57.63" calcext:value-type="float">
            <text:p>257,63</text:p>
          </table:table-cell>
          <table:table-cell office:value-type="string" calcext:value-type="string">
            <text:p>N/A</text:p>
          </table:table-cell>
          <table:table-cell office:value-type="float" office:value="6.23" calcext:value-type="float">
            <text:p>6,23</text:p>
          </table:table-cell>
          <table:table-cell table:number-columns-repeated="2"/>
          <table:table-cell office:value-type="float" office:value="-263.86" calcext:value-type="float">
            <text:p>-263,8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9" calcext:value-type="date">
            <text:p>09.04.2025</text:p>
          </table:table-cell>
          <table:table-cell office:value-type="string" calcext:value-type="string">
            <text:p>UUUU Apr2025 5P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111.81" calcext:value-type="float">
            <text:p>111,81</text:p>
          </table:table-cell>
          <table:table-cell office:value-type="string" calcext:value-type="string">
            <text:p>N/A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-113.97" calcext:value-type="float">
            <text:p>-113,9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09" calcext:value-type="date">
            <text:p>09.04.2025</text:p>
          </table:table-cell>
          <table:table-cell office:value-type="string" calcext:value-type="string">
            <text:p>UUUU Jan2026 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39.41" calcext:value-type="float">
            <text:p>139,4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22" calcext:value-type="float">
            <text:p>2,22</text:p>
          </table:table-cell>
          <table:table-cell table:number-columns-repeated="2"/>
          <table:table-cell office:value-type="float" office:value="137.19" calcext:value-type="float">
            <text:p>137,1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11" calcext:value-type="date">
            <text:p>11.04.2025</text:p>
          </table:table-cell>
          <table:table-cell office:value-type="string" calcext:value-type="string">
            <text:p>NIO May2025 6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.47" calcext:value-type="float">
            <text:p>4,47</text:p>
          </table:table-cell>
          <table:table-cell office:value-type="string" calcext:value-type="string">
            <text:p>N/A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-6.29" calcext:value-type="float">
            <text:p>-6,2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17" calcext:value-type="date">
            <text:p>17.04.2025</text:p>
          </table:table-cell>
          <table:table-cell office:value-type="string" calcext:value-type="string">
            <text:p>UUUU Apr2025 4P</text:p>
          </table:table-cell>
          <table:table-cell office:value-type="string" calcext:value-type="string">
            <text:p>Expirác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17" calcext:value-type="date">
            <text:p>17.04.2025</text:p>
          </table:table-cell>
          <table:table-cell office:value-type="string" calcext:value-type="string">
            <text:p>EVgo Apr2025 2.5P</text:p>
          </table:table-cell>
          <table:table-cell office:value-type="string" calcext:value-type="string">
            <text:p>Expirác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2" calcext:value-type="date">
            <text:p>22.04.2025</text:p>
          </table:table-cell>
          <table:table-cell office:value-type="string" calcext:value-type="string">
            <text:p>LCID May2025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string" calcext:value-type="string">
            <text:p>N/A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-25.55" calcext:value-type="float">
            <text:p>-25,5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2" calcext:value-type="date">
            <text:p>22.04.2025</text:p>
          </table:table-cell>
          <table:table-cell office:value-type="string" calcext:value-type="string">
            <text:p>EVgo May2025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5.67" calcext:value-type="float">
            <text:p>15,6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13.84" calcext:value-type="float">
            <text:p>13,8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4" calcext:value-type="date">
            <text:p>24.04.2025</text:p>
          </table:table-cell>
          <table:table-cell office:value-type="string" calcext:value-type="string">
            <text:p>EVgo May2025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.7" calcext:value-type="float">
            <text:p>37,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35.82" calcext:value-type="float">
            <text:p>35,8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5" calcext:value-type="date">
            <text:p>25.04.2025</text:p>
          </table:table-cell>
          <table:table-cell office:value-type="string" calcext:value-type="string">
            <text:p>EVgo May2025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5.76" calcext:value-type="float">
            <text:p>15,7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13.91" calcext:value-type="float">
            <text:p>13,9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1" calcext:value-type="date">
            <text:p>01.05.2025</text:p>
          </table:table-cell>
          <table:table-cell office:value-type="string" calcext:value-type="string">
            <text:p>EVgo Jan2026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8.57" calcext:value-type="float">
            <text:p>48,5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3" calcext:value-type="float">
            <text:p>1,93</text:p>
          </table:table-cell>
          <table:table-cell table:number-columns-repeated="2"/>
          <table:table-cell office:value-type="float" office:value="46.64" calcext:value-type="float">
            <text:p>46,6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1" calcext:value-type="date">
            <text:p>01.05.2025</text:p>
          </table:table-cell>
          <table:table-cell office:value-type="string" calcext:value-type="string">
            <text:p>EVgo May2025 3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4.68" calcext:value-type="float">
            <text:p>34,68</text:p>
          </table:table-cell>
          <table:table-cell office:value-type="string" calcext:value-type="string">
            <text:p>N/A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-36.58" calcext:value-type="float">
            <text:p>-36,5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6" calcext:value-type="date">
            <text:p>06.05.2025</text:p>
          </table:table-cell>
          <table:table-cell office:value-type="string" calcext:value-type="string">
            <text:p>EVgo Nov2025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.78" calcext:value-type="float">
            <text:p>37,7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.88" calcext:value-type="float">
            <text:p>35,8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PLUG Jan2027 2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3.73" calcext:value-type="float">
            <text:p>63,73</text:p>
          </table:table-cell>
          <table:table-cell office:value-type="string" calcext:value-type="string">
            <text:p>N/A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office:value-type="float" office:value="-69.3" calcext:value-type="float">
            <text:p>-69,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UUUU Jan2026 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07.85" calcext:value-type="float">
            <text:p>107,85</text:p>
          </table:table-cell>
          <table:table-cell office:value-type="string" calcext:value-type="string">
            <text:p>N/A</text:p>
          </table:table-cell>
          <table:table-cell office:value-type="float" office:value="2.07" calcext:value-type="float">
            <text:p>2,07</text:p>
          </table:table-cell>
          <table:table-cell table:number-columns-repeated="2"/>
          <table:table-cell office:value-type="float" office:value="-109.92" calcext:value-type="float">
            <text:p>-109,9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Jun2025 3.5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6.23" calcext:value-type="float">
            <text:p>6,23</text:p>
          </table:table-cell>
          <table:table-cell office:value-type="string" calcext:value-type="string">
            <text:p>N/A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-8.05" calcext:value-type="float">
            <text:p>-8,0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Jun2025 3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-9.83" calcext:value-type="float">
            <text:p>-9,8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Aug2025 4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8.88" calcext:value-type="float">
            <text:p>8,88</text:p>
          </table:table-cell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-10.71" calcext:value-type="float">
            <text:p>-10,7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Dec2025 4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9.48" calcext:value-type="float">
            <text:p>19,48</text:p>
          </table:table-cell>
          <table:table-cell office:value-type="string" calcext:value-type="string">
            <text:p>N/A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-21.33" calcext:value-type="float">
            <text:p>-21,3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Jan2026 3.5C</text:p>
          </table:table-cell>
          <table:table-cell office:value-type="string" calcext:value-type="string">
            <text:p>Spätný odkup (pozícia z 2024)</text:p>
          </table:table-cell>
          <table:table-cell/>
          <table:table-cell office:value-type="float" office:value="29.21" calcext:value-type="float">
            <text:p>29,21</text:p>
          </table:table-cell>
          <table:table-cell office:value-type="string" calcext:value-type="string">
            <text:p>N/A</text:p>
          </table:table-cell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-31.09" calcext:value-type="float">
            <text:p>-31,0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MPW Jul2025 6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7.24" calcext:value-type="float">
            <text:p>37,24</text:p>
          </table:table-cell>
          <table:table-cell office:value-type="string" calcext:value-type="string">
            <text:p>N/A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-42.74" calcext:value-type="float">
            <text:p>-42,7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MPW Oct2025 6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82.32" calcext:value-type="float">
            <text:p>82,32</text:p>
          </table:table-cell>
          <table:table-cell office:value-type="string" calcext:value-type="string">
            <text:p>N/A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office:value-type="float" office:value="-87.94" calcext:value-type="float">
            <text:p>-87,9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MPW Jan2026 3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03.54" calcext:value-type="float">
            <text:p>103,54</text:p>
          </table:table-cell>
          <table:table-cell office:value-type="string" calcext:value-type="string">
            <text:p>N/A</text:p>
          </table:table-cell>
          <table:table-cell office:value-type="float" office:value="5.66" calcext:value-type="float">
            <text:p>5,66</text:p>
          </table:table-cell>
          <table:table-cell table:number-columns-repeated="2"/>
          <table:table-cell office:value-type="float" office:value="-109.2" calcext:value-type="float">
            <text:p>-109,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MPW Jan2026 5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73.4" calcext:value-type="float">
            <text:p>173,4</text:p>
          </table:table-cell>
          <table:table-cell office:value-type="string" calcext:value-type="string">
            <text:p>N/A</text:p>
          </table:table-cell>
          <table:table-cell office:value-type="float" office:value="5.84" calcext:value-type="float">
            <text:p>5,84</text:p>
          </table:table-cell>
          <table:table-cell table:number-columns-repeated="2"/>
          <table:table-cell office:value-type="float" office:value="-179.24" calcext:value-type="float">
            <text:p>-179,2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NIO Jun2025 6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.23" calcext:value-type="float">
            <text:p>6,23</text:p>
          </table:table-cell>
          <table:table-cell office:value-type="string" calcext:value-type="string">
            <text:p>N/A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-8.05" calcext:value-type="float">
            <text:p>-8,0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Jan2026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32.49" calcext:value-type="float">
            <text:p>132,49</text:p>
          </table:table-cell>
          <table:table-cell office:value-type="string" calcext:value-type="string">
            <text:p>N/A</text:p>
          </table:table-cell>
          <table:table-cell office:value-type="float" office:value="3.93" calcext:value-type="float">
            <text:p>3,93</text:p>
          </table:table-cell>
          <table:table-cell table:number-columns-repeated="2"/>
          <table:table-cell office:value-type="float" office:value="-136.42" calcext:value-type="float">
            <text:p>-136,4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NAT Jan2027 3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5.77" calcext:value-type="float">
            <text:p>15,7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13.92" calcext:value-type="float">
            <text:p>13,9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.05.2025</text:p>
          </table:table-cell>
          <table:table-cell office:value-type="string" calcext:value-type="string">
            <text:p>LCID Aug2026 4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67.59" calcext:value-type="float">
            <text:p>67,5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.78" calcext:value-type="float">
            <text:p>3,78</text:p>
          </table:table-cell>
          <table:table-cell table:number-columns-repeated="2"/>
          <table:table-cell office:value-type="float" office:value="63.81" calcext:value-type="float">
            <text:p>63,8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3" calcext:value-type="date">
            <text:p>13.05.2025</text:p>
          </table:table-cell>
          <table:table-cell office:value-type="string" calcext:value-type="string">
            <text:p>MPW Jan2026 4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1.72" calcext:value-type="float">
            <text:p>51,7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49.75" calcext:value-type="float">
            <text:p>49,7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3" calcext:value-type="date">
            <text:p>13.05.2025</text:p>
          </table:table-cell>
          <table:table-cell office:value-type="string" calcext:value-type="string">
            <text:p>MPW Jan2027 4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73.15" calcext:value-type="float">
            <text:p>273,1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.18" calcext:value-type="float">
            <text:p>6,18</text:p>
          </table:table-cell>
          <table:table-cell table:number-columns-repeated="2"/>
          <table:table-cell office:value-type="float" office:value="266.97" calcext:value-type="float">
            <text:p>266,9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3" calcext:value-type="date">
            <text:p>13.05.2025</text:p>
          </table:table-cell>
          <table:table-cell office:value-type="string" calcext:value-type="string">
            <text:p>MPW May2025 5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6.68" calcext:value-type="float">
            <text:p>46,68</text:p>
          </table:table-cell>
          <table:table-cell office:value-type="string" calcext:value-type="string">
            <text:p>N/A</text:p>
          </table:table-cell>
          <table:table-cell office:value-type="float" office:value="1.94" calcext:value-type="float">
            <text:p>1,94</text:p>
          </table:table-cell>
          <table:table-cell table:number-columns-repeated="2"/>
          <table:table-cell office:value-type="float" office:value="-48.62" calcext:value-type="float">
            <text:p>-48,6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3" calcext:value-type="date">
            <text:p>13.05.2025</text:p>
          </table:table-cell>
          <table:table-cell office:value-type="string" calcext:value-type="string">
            <text:p>MPW Aug2025 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32.07" calcext:value-type="float">
            <text:p>132,07</text:p>
          </table:table-cell>
          <table:table-cell office:value-type="string" calcext:value-type="string">
            <text:p>N/A</text:p>
          </table:table-cell>
          <table:table-cell office:value-type="float" office:value="5.83" calcext:value-type="float">
            <text:p>5,83</text:p>
          </table:table-cell>
          <table:table-cell table:number-columns-repeated="2"/>
          <table:table-cell office:value-type="float" office:value="-137.9" calcext:value-type="float">
            <text:p>-137,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3" calcext:value-type="date">
            <text:p>13.05.2025</text:p>
          </table:table-cell>
          <table:table-cell office:value-type="string" calcext:value-type="string">
            <text:p>AMBP Dec2025 3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string" calcext:value-type="string">
            <text:p>N/A</text:p>
          </table:table-cell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-26.13" calcext:value-type="float">
            <text:p>-26,1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3" calcext:value-type="date">
            <text:p>13.05.2025</text:p>
          </table:table-cell>
          <table:table-cell office:value-type="string" calcext:value-type="string">
            <text:p>LCID Jun2025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6.19" calcext:value-type="float">
            <text:p>16,19</text:p>
          </table:table-cell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-18.06" calcext:value-type="float">
            <text:p>-18,0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16" calcext:value-type="date">
            <text:p>16.05.2025</text:p>
          </table:table-cell>
          <table:table-cell office:value-type="string" calcext:value-type="string">
            <text:p>EVgo May2025 2.5P</text:p>
          </table:table-cell>
          <table:table-cell office:value-type="string" calcext:value-type="string">
            <text:p>Expirácia (2 kontrakty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22" calcext:value-type="date">
            <text:p>22.05.2025</text:p>
          </table:table-cell>
          <table:table-cell office:value-type="string" calcext:value-type="string">
            <text:p>NIO Jan2027 7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61.9" calcext:value-type="float">
            <text:p>61,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59.93" calcext:value-type="float">
            <text:p>59,9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22" calcext:value-type="date">
            <text:p>22.05.2025</text:p>
          </table:table-cell>
          <table:table-cell office:value-type="string" calcext:value-type="string">
            <text:p>NIO Aug2025 6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2.49" calcext:value-type="float">
            <text:p>12,49</text:p>
          </table:table-cell>
          <table:table-cell office:value-type="string" calcext:value-type="string">
            <text:p>N/A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-14.34" calcext:value-type="float">
            <text:p>-14,3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22" calcext:value-type="date">
            <text:p>22.05.2025</text:p>
          </table:table-cell>
          <table:table-cell office:value-type="string" calcext:value-type="string">
            <text:p>NIO Sep2025 6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6.94" calcext:value-type="float">
            <text:p>16,94</text:p>
          </table:table-cell>
          <table:table-cell office:value-type="string" calcext:value-type="string">
            <text:p>N/A</text:p>
          </table:table-cell>
          <table:table-cell office:value-type="float" office:value="1.86" calcext:value-type="float">
            <text:p>1,86</text:p>
          </table:table-cell>
          <table:table-cell table:number-columns-repeated="2"/>
          <table:table-cell office:value-type="float" office:value="-18.8" calcext:value-type="float">
            <text:p>-18,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27" calcext:value-type="date">
            <text:p>27.05.2025</text:p>
          </table:table-cell>
          <table:table-cell office:value-type="string" calcext:value-type="string">
            <text:p>F Dec2025 7.8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4.73" calcext:value-type="float">
            <text:p>24,73</text:p>
          </table:table-cell>
          <table:table-cell office:value-type="string" calcext:value-type="string">
            <text:p>N/A</text:p>
          </table:table-cell>
          <table:table-cell office:value-type="float" office:value="1.86" calcext:value-type="float">
            <text:p>1,86</text:p>
          </table:table-cell>
          <table:table-cell table:number-columns-repeated="2"/>
          <table:table-cell office:value-type="float" office:value="-26.59" calcext:value-type="float">
            <text:p>-26,5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28" calcext:value-type="date">
            <text:p>28.05.2025</text:p>
          </table:table-cell>
          <table:table-cell office:value-type="string" calcext:value-type="string">
            <text:p>UUUU Jan2026 7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6.76" calcext:value-type="float">
            <text:p>46,7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3" calcext:value-type="float">
            <text:p>1,93</text:p>
          </table:table-cell>
          <table:table-cell table:number-columns-repeated="2"/>
          <table:table-cell office:value-type="float" office:value="44.83" calcext:value-type="float">
            <text:p>44,8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02" calcext:value-type="date">
            <text:p>02.06.2025</text:p>
          </table:table-cell>
          <table:table-cell office:value-type="string" calcext:value-type="string">
            <text:p>EVgo Jan2026 5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.55" calcext:value-type="float">
            <text:p>37,5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office:value-type="float" office:value="35.66" calcext:value-type="float">
            <text:p>35,6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18" calcext:value-type="date">
            <text:p>18.06.2025</text:p>
          </table:table-cell>
          <table:table-cell office:value-type="string" calcext:value-type="string">
            <text:p>UUUU Jan2026 8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0.22" calcext:value-type="float">
            <text:p>50,2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.32" calcext:value-type="float">
            <text:p>48,3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24" calcext:value-type="date">
            <text:p>24.06.2025</text:p>
          </table:table-cell>
          <table:table-cell office:value-type="string" calcext:value-type="string">
            <text:p>UUUU Jul2025 4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55.3" calcext:value-type="float">
            <text:p>155,3</text:p>
          </table:table-cell>
          <table:table-cell office:value-type="string" calcext:value-type="string">
            <text:p>N/A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-157.46" calcext:value-type="float">
            <text:p>-157,4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24" calcext:value-type="date">
            <text:p>24.06.2025</text:p>
          </table:table-cell>
          <table:table-cell office:value-type="string" calcext:value-type="string">
            <text:p>UUUU Jan2026 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27.83" calcext:value-type="float">
            <text:p>127,8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8" calcext:value-type="float">
            <text:p>2,08</text:p>
          </table:table-cell>
          <table:table-cell table:number-columns-repeated="2"/>
          <table:table-cell office:value-type="float" office:value="125.75" calcext:value-type="float">
            <text:p>125,7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18" calcext:value-type="date">
            <text:p>18.07.2025</text:p>
          </table:table-cell>
          <table:table-cell office:value-type="string" calcext:value-type="string">
            <text:p>UUUU Jul2025 4P</text:p>
          </table:table-cell>
          <table:table-cell office:value-type="string" calcext:value-type="string">
            <text:p>Expirác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EVgo Aug2025 3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4.65" calcext:value-type="float">
            <text:p>14,65</text:p>
          </table:table-cell>
          <table:table-cell office:value-type="string" calcext:value-type="string">
            <text:p>N/A</text:p>
          </table:table-cell>
          <table:table-cell office:value-type="float" office:value="1.79" calcext:value-type="float">
            <text:p>1,79</text:p>
          </table:table-cell>
          <table:table-cell table:number-columns-repeated="2"/>
          <table:table-cell office:value-type="float" office:value="-16.44" calcext:value-type="float">
            <text:p>-16,4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EVgo Jan2026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3.25" calcext:value-type="float">
            <text:p>23,25</text:p>
          </table:table-cell>
          <table:table-cell office:value-type="string" calcext:value-type="string">
            <text:p>N/A</text:p>
          </table:table-cell>
          <table:table-cell office:value-type="float" office:value="1.81" calcext:value-type="float">
            <text:p>1,81</text:p>
          </table:table-cell>
          <table:table-cell table:number-columns-repeated="2"/>
          <table:table-cell office:value-type="float" office:value="-25.06" calcext:value-type="float">
            <text:p>-25,0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MPW Jan2027 7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7.21" calcext:value-type="float">
            <text:p>67,21</text:p>
          </table:table-cell>
          <table:table-cell office:value-type="string" calcext:value-type="string">
            <text:p>N/A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office:value-type="float" office:value="-72.66" calcext:value-type="float">
            <text:p>-72,6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NAT Dec2025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8.95" calcext:value-type="float">
            <text:p>18,95</text:p>
          </table:table-cell>
          <table:table-cell office:value-type="string" calcext:value-type="string">
            <text:p>N/A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-20.75" calcext:value-type="float">
            <text:p>-20,7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PLUG Jan2026 2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97.98" calcext:value-type="float">
            <text:p>197,98</text:p>
          </table:table-cell>
          <table:table-cell office:value-type="string" calcext:value-type="string">
            <text:p>N/A</text:p>
          </table:table-cell>
          <table:table-cell office:value-type="float" office:value="5.77" calcext:value-type="float">
            <text:p>5,77</text:p>
          </table:table-cell>
          <table:table-cell table:number-columns-repeated="2"/>
          <table:table-cell office:value-type="float" office:value="-203.75" calcext:value-type="float">
            <text:p>-203,7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NAT Dec2025 3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8.87" calcext:value-type="float">
            <text:p>18,87</text:p>
          </table:table-cell>
          <table:table-cell office:value-type="string" calcext:value-type="string">
            <text:p>N/A</text:p>
          </table:table-cell>
          <table:table-cell office:value-type="float" office:value="1.79" calcext:value-type="float">
            <text:p>1,79</text:p>
          </table:table-cell>
          <table:table-cell table:number-columns-repeated="2"/>
          <table:table-cell office:value-type="float" office:value="-20.66" calcext:value-type="float">
            <text:p>-20,6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NAT Jan2026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3.16" calcext:value-type="float">
            <text:p>23,16</text:p>
          </table:table-cell>
          <table:table-cell office:value-type="string" calcext:value-type="string">
            <text:p>N/A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-24.96" calcext:value-type="float">
            <text:p>-24,9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KO Aug2025 68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9.44" calcext:value-type="float">
            <text:p>49,4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47.57" calcext:value-type="float">
            <text:p>47,5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KO Aug2025 68P</text:p>
          </table:table-cell>
          <table:table-cell office:value-type="string" calcext:value-type="string">
            <text:p>Nákup opcie (long put)</text:p>
          </table:table-cell>
          <table:table-cell/>
          <table:table-cell office:value-type="float" office:value="63.48" calcext:value-type="float">
            <text:p>63,48</text:p>
          </table:table-cell>
          <table:table-cell office:value-type="string" calcext:value-type="string">
            <text:p>N/A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-65.38" calcext:value-type="float">
            <text:p>-65,3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KO Aug2025 72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74.17" calcext:value-type="float">
            <text:p>74,1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4" calcext:value-type="float">
            <text:p>1,94</text:p>
          </table:table-cell>
          <table:table-cell table:number-columns-repeated="2"/>
          <table:table-cell office:value-type="float" office:value="72.23" calcext:value-type="float">
            <text:p>72,2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1" calcext:value-type="date">
            <text:p>21.07.2025</text:p>
          </table:table-cell>
          <table:table-cell office:value-type="string" calcext:value-type="string">
            <text:p>KO Aug2025 72C</text:p>
          </table:table-cell>
          <table:table-cell office:value-type="string" calcext:value-type="string">
            <text:p>Nákup opcie (long call)</text:p>
          </table:table-cell>
          <table:table-cell/>
          <table:table-cell office:value-type="float" office:value="94.34" calcext:value-type="float">
            <text:p>94,34</text:p>
          </table:table-cell>
          <table:table-cell office:value-type="string" calcext:value-type="string">
            <text:p>N/A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float" office:value="-96.32" calcext:value-type="float">
            <text:p>-96,3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3" calcext:value-type="date">
            <text:p>23.07.2025</text:p>
          </table:table-cell>
          <table:table-cell office:value-type="string" calcext:value-type="string">
            <text:p>KO Sep2025 70C</text:p>
          </table:table-cell>
          <table:table-cell office:value-type="string" calcext:value-type="string">
            <text:p>Nákup opcie (long call)</text:p>
          </table:table-cell>
          <table:table-cell/>
          <table:table-cell office:value-type="float" office:value="137.59" calcext:value-type="float">
            <text:p>137,59</text:p>
          </table:table-cell>
          <table:table-cell office:value-type="string" calcext:value-type="string">
            <text:p>N/A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-139.68" calcext:value-type="float">
            <text:p>-139,6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4" calcext:value-type="date">
            <text:p>24.07.2025</text:p>
          </table:table-cell>
          <table:table-cell office:value-type="string" calcext:value-type="string">
            <text:p>KO Aug2025 72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4.95" calcext:value-type="float">
            <text:p>34,95</text:p>
          </table:table-cell>
          <table:table-cell office:value-type="string" calcext:value-type="string">
            <text:p>N/A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-36.77" calcext:value-type="float">
            <text:p>-36,7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4" calcext:value-type="date">
            <text:p>24.07.2025</text:p>
          </table:table-cell>
          <table:table-cell office:value-type="string" calcext:value-type="string">
            <text:p>KO Aug2025 71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3.35" calcext:value-type="float">
            <text:p>53,3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51.48" calcext:value-type="float">
            <text:p>51,4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8" calcext:value-type="date">
            <text:p>28.07.2025</text:p>
          </table:table-cell>
          <table:table-cell office:value-type="string" calcext:value-type="string">
            <text:p>UWM Jan2026 4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5.11" calcext:value-type="float">
            <text:p>35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4" calcext:value-type="float">
            <text:p>1,84</text:p>
          </table:table-cell>
          <table:table-cell table:number-columns-repeated="2"/>
          <table:table-cell office:value-type="float" office:value="33.27" calcext:value-type="float">
            <text:p>33,2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8" calcext:value-type="date">
            <text:p>28.07.2025</text:p>
          </table:table-cell>
          <table:table-cell office:value-type="string" calcext:value-type="string">
            <text:p>KO Aug2025 69C</text:p>
          </table:table-cell>
          <table:table-cell office:value-type="string" calcext:value-type="string">
            <text:p>Nákup opcie (long call)</text:p>
          </table:table-cell>
          <table:table-cell/>
          <table:table-cell office:value-type="float" office:value="84.8" calcext:value-type="float">
            <text:p>84,8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-86.77" calcext:value-type="float">
            <text:p>-86,7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8" calcext:value-type="date">
            <text:p>28.07.2025</text:p>
          </table:table-cell>
          <table:table-cell office:value-type="string" calcext:value-type="string">
            <text:p>KO Sep2025 70C</text:p>
          </table:table-cell>
          <table:table-cell office:value-type="string" calcext:value-type="string">
            <text:p>Predaj opcie - zatvorenie dlhej pozície</text:p>
          </table:table-cell>
          <table:table-cell office:value-type="float" office:value="73.11" calcext:value-type="float">
            <text:p>73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71.16" calcext:value-type="float">
            <text:p>71,1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28" calcext:value-type="date">
            <text:p>28.07.2025</text:p>
          </table:table-cell>
          <table:table-cell office:value-type="string" calcext:value-type="string">
            <text:p>UWM Aug2025 6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68.01" calcext:value-type="float">
            <text:p>168,01</text:p>
          </table:table-cell>
          <table:table-cell office:value-type="string" calcext:value-type="string">
            <text:p>N/A</text:p>
          </table:table-cell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-170.18" calcext:value-type="float">
            <text:p>-170,1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07" calcext:value-type="date">
            <text:p>07.08.2025</text:p>
          </table:table-cell>
          <table:table-cell office:value-type="string" calcext:value-type="string">
            <text:p>KO Aug2025 68P</text:p>
          </table:table-cell>
          <table:table-cell office:value-type="string" calcext:value-type="string">
            <text:p>Predaj opcie - zatvorenie dlhej pozície</text:p>
          </table:table-cell>
          <table:table-cell office:value-type="float" office:value="35.92" calcext:value-type="float">
            <text:p>35,9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4" calcext:value-type="float">
            <text:p>1,84</text:p>
          </table:table-cell>
          <table:table-cell table:number-columns-repeated="2"/>
          <table:table-cell office:value-type="float" office:value="34.08" calcext:value-type="float">
            <text:p>34,0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07" calcext:value-type="date">
            <text:p>07.08.2025</text:p>
          </table:table-cell>
          <table:table-cell office:value-type="string" calcext:value-type="string">
            <text:p>KO Aug2025 71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6.5" calcext:value-type="float">
            <text:p>46,5</text:p>
          </table:table-cell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-48.37" calcext:value-type="float">
            <text:p>-48,3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07" calcext:value-type="date">
            <text:p>07.08.2025</text:p>
          </table:table-cell>
          <table:table-cell office:value-type="string" calcext:value-type="string">
            <text:p>KO Aug2025 69C</text:p>
          </table:table-cell>
          <table:table-cell office:value-type="string" calcext:value-type="string">
            <text:p>Predaj opcie - zatvorenie dlhej pozície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18" calcext:value-type="float">
            <text:p>2,18</text:p>
          </table:table-cell>
          <table:table-cell table:number-columns-repeated="2"/>
          <table:table-cell office:value-type="float" office:value="168.35" calcext:value-type="float">
            <text:p>168,3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11" calcext:value-type="date">
            <text:p>11.08.2025</text:p>
          </table:table-cell>
          <table:table-cell office:value-type="string" calcext:value-type="string">
            <text:p>KO Aug2025 70P</text:p>
          </table:table-cell>
          <table:table-cell office:value-type="string" calcext:value-type="string">
            <text:p>Predaj opcie - zatvorenie dlhej pozície</text:p>
          </table:table-cell>
          <table:table-cell office:value-type="float" office:value="57.52" calcext:value-type="float">
            <text:p>57,5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91" calcext:value-type="float">
            <text:p>1,91</text:p>
          </table:table-cell>
          <table:table-cell table:number-columns-repeated="2"/>
          <table:table-cell office:value-type="float" office:value="55.61" calcext:value-type="float">
            <text:p>55,6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12" calcext:value-type="date">
            <text:p>12.08.2025</text:p>
          </table:table-cell>
          <table:table-cell office:value-type="string" calcext:value-type="string">
            <text:p>PLUG Dec2025 2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72.36" calcext:value-type="float">
            <text:p>72,3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office:value-type="float" office:value="63.39" calcext:value-type="float">
            <text:p>63,3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22" calcext:value-type="date">
            <text:p>22.08.2025</text:p>
          </table:table-cell>
          <table:table-cell office:value-type="string" calcext:value-type="string">
            <text:p>KO Aug2025 68P</text:p>
          </table:table-cell>
          <table:table-cell office:value-type="string" calcext:value-type="string">
            <text:p>Expirácia (short put - prémia ponechaná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02" calcext:value-type="date">
            <text:p>02.09.2025</text:p>
          </table:table-cell>
          <table:table-cell office:value-type="string" calcext:value-type="string">
            <text:p>UUUU Jan2026 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555.02" calcext:value-type="float">
            <text:p>555,02</text:p>
          </table:table-cell>
          <table:table-cell office:value-type="string" calcext:value-type="string">
            <text:p>N/A</text:p>
          </table:table-cell>
          <table:table-cell office:value-type="float" office:value="3.14" calcext:value-type="float">
            <text:p>3,14</text:p>
          </table:table-cell>
          <table:table-cell table:number-columns-repeated="2"/>
          <table:table-cell office:value-type="float" office:value="-558.16" calcext:value-type="float">
            <text:p>-558,1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02" calcext:value-type="date">
            <text:p>02.09.2025</text:p>
          </table:table-cell>
          <table:table-cell office:value-type="string" calcext:value-type="string">
            <text:p>UUUU Apr2026 8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74.68" calcext:value-type="float">
            <text:p>374,6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71.98" calcext:value-type="float">
            <text:p>371,9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MPW Oct2025 4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54.74" calcext:value-type="float">
            <text:p>54,74</text:p>
          </table:table-cell>
          <table:table-cell office:value-type="string" calcext:value-type="string">
            <text:p>N/A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-61.86" calcext:value-type="float">
            <text:p>-61,8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MPW Oct2025 6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01.93" calcext:value-type="float">
            <text:p>301,93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307.93" calcext:value-type="float">
            <text:p>-307,9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MPW Jan2027 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54.34" calcext:value-type="float">
            <text:p>254,3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.88" calcext:value-type="float">
            <text:p>5,88</text:p>
          </table:table-cell>
          <table:table-cell table:number-columns-repeated="2"/>
          <table:table-cell office:value-type="float" office:value="248.46" calcext:value-type="float">
            <text:p>248,4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UWM Jan2026 4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2.83" calcext:value-type="float">
            <text:p>12,83</text:p>
          </table:table-cell>
          <table:table-cell office:value-type="string" calcext:value-type="string">
            <text:p>N/A</text:p>
          </table:table-cell>
          <table:table-cell office:value-type="float" office:value="1.77" calcext:value-type="float">
            <text:p>1,77</text:p>
          </table:table-cell>
          <table:table-cell table:number-columns-repeated="2"/>
          <table:table-cell office:value-type="float" office:value="-14.6" calcext:value-type="float">
            <text:p>-14,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LCID Adj. Jan2026 3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0.28" calcext:value-type="float">
            <text:p>10,28</text:p>
          </table:table-cell>
          <table:table-cell office:value-type="string" calcext:value-type="string">
            <text:p>N/A</text:p>
          </table:table-cell>
          <table:table-cell office:value-type="float" office:value="1.78" calcext:value-type="float">
            <text:p>1,78</text:p>
          </table:table-cell>
          <table:table-cell table:number-columns-repeated="2"/>
          <table:table-cell office:value-type="float" office:value="-12.06" calcext:value-type="float">
            <text:p>-12,0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LCID Adj. Aug2026 4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7.83" calcext:value-type="float">
            <text:p>47,83</text:p>
          </table:table-cell>
          <table:table-cell office:value-type="string" calcext:value-type="string">
            <text:p>N/A</text:p>
          </table:table-cell>
          <table:table-cell office:value-type="float" office:value="3.61" calcext:value-type="float">
            <text:p>3,61</text:p>
          </table:table-cell>
          <table:table-cell table:number-columns-repeated="2"/>
          <table:table-cell office:value-type="float" office:value="-51.44" calcext:value-type="float">
            <text:p>-51,4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5" calcext:value-type="date">
            <text:p>15.09.2025</text:p>
          </table:table-cell>
          <table:table-cell office:value-type="string" calcext:value-type="string">
            <text:p>EVgo Nov2025 3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1.97" calcext:value-type="float">
            <text:p>11,97</text:p>
          </table:table-cell>
          <table:table-cell office:value-type="string" calcext:value-type="string">
            <text:p>N/A</text:p>
          </table:table-cell>
          <table:table-cell office:value-type="float" office:value="1.77" calcext:value-type="float">
            <text:p>1,77</text:p>
          </table:table-cell>
          <table:table-cell table:number-columns-repeated="2"/>
          <table:table-cell office:value-type="float" office:value="-13.74" calcext:value-type="float">
            <text:p>-13,7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6" calcext:value-type="date">
            <text:p>16.09.2025</text:p>
          </table:table-cell>
          <table:table-cell office:value-type="string" calcext:value-type="string">
            <text:p>EVgo Jan2026 5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8.2" calcext:value-type="float">
            <text:p>38,2</text:p>
          </table:table-cell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-40.03" calcext:value-type="float">
            <text:p>-40,0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7" calcext:value-type="date">
            <text:p>17.09.2025</text:p>
          </table:table-cell>
          <table:table-cell office:value-type="string" calcext:value-type="string">
            <text:p>PLUG Dec2025 2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72.68" calcext:value-type="float">
            <text:p>72,68</text:p>
          </table:table-cell>
          <table:table-cell office:value-type="string" calcext:value-type="string">
            <text:p>N/A</text:p>
          </table:table-cell>
          <table:table-cell office:value-type="float" office:value="3.64" calcext:value-type="float">
            <text:p>3,64</text:p>
          </table:table-cell>
          <table:table-cell table:number-columns-repeated="2"/>
          <table:table-cell office:value-type="float" office:value="-76.32" calcext:value-type="float">
            <text:p>-76,3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7" calcext:value-type="date">
            <text:p>17.09.2025</text:p>
          </table:table-cell>
          <table:table-cell office:value-type="string" calcext:value-type="string">
            <text:p>PLUG Jun2026 2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77.17" calcext:value-type="float">
            <text:p>77,1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.65" calcext:value-type="float">
            <text:p>3,65</text:p>
          </table:table-cell>
          <table:table-cell table:number-columns-repeated="2"/>
          <table:table-cell office:value-type="float" office:value="73.52" calcext:value-type="float">
            <text:p>73,5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UUUU Jan2026 7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716.43" calcext:value-type="float">
            <text:p>716,43</text:p>
          </table:table-cell>
          <table:table-cell office:value-type="string" calcext:value-type="string">
            <text:p>N/A</text:p>
          </table:table-cell>
          <table:table-cell office:value-type="float" office:value="3.52" calcext:value-type="float">
            <text:p>3,52</text:p>
          </table:table-cell>
          <table:table-cell table:number-columns-repeated="2"/>
          <table:table-cell office:value-type="float" office:value="-719.95" calcext:value-type="float">
            <text:p>-719,9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UUUU Apr2026 8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73.89" calcext:value-type="float">
            <text:p>673,89</text:p>
          </table:table-cell>
          <table:table-cell office:value-type="string" calcext:value-type="string">
            <text:p>N/A</text:p>
          </table:table-cell>
          <table:table-cell office:value-type="float" office:value="3.42" calcext:value-type="float">
            <text:p>3,42</text:p>
          </table:table-cell>
          <table:table-cell table:number-columns-repeated="2"/>
          <table:table-cell office:value-type="float" office:value="-677.31" calcext:value-type="float">
            <text:p>-677,3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UUUU Jan2026 8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31.35" calcext:value-type="float">
            <text:p>631,35</text:p>
          </table:table-cell>
          <table:table-cell office:value-type="string" calcext:value-type="string">
            <text:p>N/A</text:p>
          </table:table-cell>
          <table:table-cell office:value-type="float" office:value="3.31" calcext:value-type="float">
            <text:p>3,31</text:p>
          </table:table-cell>
          <table:table-cell table:number-columns-repeated="2"/>
          <table:table-cell office:value-type="float" office:value="-634.66" calcext:value-type="float">
            <text:p>-634,6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PLUG Jun2026 2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146.57" calcext:value-type="float">
            <text:p>146,57</text:p>
          </table:table-cell>
          <table:table-cell office:value-type="string" calcext:value-type="string">
            <text:p>N/A</text:p>
          </table:table-cell>
          <table:table-cell office:value-type="float" office:value="3.86" calcext:value-type="float">
            <text:p>3,86</text:p>
          </table:table-cell>
          <table:table-cell table:number-columns-repeated="2"/>
          <table:table-cell office:value-type="float" office:value="-150.43" calcext:value-type="float">
            <text:p>-150,4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PLUG Dec2025 2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01.91" calcext:value-type="float">
            <text:p>201,91</text:p>
          </table:table-cell>
          <table:table-cell office:value-type="string" calcext:value-type="string">
            <text:p>N/A</text:p>
          </table:table-cell>
          <table:table-cell office:value-type="float" office:value="5.74" calcext:value-type="float">
            <text:p>5,74</text:p>
          </table:table-cell>
          <table:table-cell table:number-columns-repeated="2"/>
          <table:table-cell office:value-type="float" office:value="-207.65" calcext:value-type="float">
            <text:p>-207,6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PLUG Jan2027 3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45.65" calcext:value-type="float">
            <text:p>145,6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.86" calcext:value-type="float">
            <text:p>3,86</text:p>
          </table:table-cell>
          <table:table-cell table:number-columns-repeated="2"/>
          <table:table-cell office:value-type="float" office:value="141.79" calcext:value-type="float">
            <text:p>141,7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2" calcext:value-type="date">
            <text:p>22.09.2025</text:p>
          </table:table-cell>
          <table:table-cell office:value-type="string" calcext:value-type="string">
            <text:p>PLUG Jan2027 3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20.98" calcext:value-type="float">
            <text:p>220,9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.79" calcext:value-type="float">
            <text:p>5,79</text:p>
          </table:table-cell>
          <table:table-cell table:number-columns-repeated="2"/>
          <table:table-cell office:value-type="float" office:value="215.19" calcext:value-type="float">
            <text:p>215,1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6" calcext:value-type="date">
            <text:p>26.09.2025</text:p>
          </table:table-cell>
          <table:table-cell office:value-type="string" calcext:value-type="string">
            <text:p>MPW Jan2026 4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3.45" calcext:value-type="float">
            <text:p>33,45</text:p>
          </table:table-cell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-35.28" calcext:value-type="float">
            <text:p>-35,2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6 10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60.19" calcext:value-type="float">
            <text:p>60,1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office:value-type="float" office:value="58.3" calcext:value-type="float">
            <text:p>58,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6 10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4.33" calcext:value-type="float">
            <text:p>54,3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52.45" calcext:value-type="float">
            <text:p>52,4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7 7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37.92" calcext:value-type="float">
            <text:p>237,92</text:p>
          </table:table-cell>
          <table:table-cell office:value-type="string" calcext:value-type="string">
            <text:p>N/A</text:p>
          </table:table-cell>
          <table:table-cell office:value-type="float" office:value="2.34" calcext:value-type="float">
            <text:p>2,34</text:p>
          </table:table-cell>
          <table:table-cell table:number-columns-repeated="2"/>
          <table:table-cell office:value-type="float" office:value="-240.26" calcext:value-type="float">
            <text:p>-240,2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6 6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3.94" calcext:value-type="float">
            <text:p>33,9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32.11" calcext:value-type="float">
            <text:p>32,1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6 10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1.59" calcext:value-type="float">
            <text:p>61,59</text:p>
          </table:table-cell>
          <table:table-cell office:value-type="string" calcext:value-type="string">
            <text:p>N/A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-63.49" calcext:value-type="float">
            <text:p>-63,4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6 10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6.11" calcext:value-type="float">
            <text:p>56,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54.23" calcext:value-type="float">
            <text:p>54,2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NIO Jan2026 6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5.69" calcext:value-type="float">
            <text:p>35,6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33.86" calcext:value-type="float">
            <text:p>33,8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.10.2025</text:p>
          </table:table-cell>
          <table:table-cell office:value-type="string" calcext:value-type="string">
            <text:p>LCID Jan2026 3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03.76" calcext:value-type="float">
            <text:p>103,7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101.75" calcext:value-type="float">
            <text:p>101,7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13" calcext:value-type="date">
            <text:p>13.10.2025</text:p>
          </table:table-cell>
          <table:table-cell office:value-type="string" calcext:value-type="string">
            <text:p>PLUG Jan2027 3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892.54" calcext:value-type="float">
            <text:p>892,54</text:p>
          </table:table-cell>
          <table:table-cell office:value-type="string" calcext:value-type="string">
            <text:p>N/A</text:p>
          </table:table-cell>
          <table:table-cell office:value-type="float" office:value="11.09" calcext:value-type="float">
            <text:p>11,09</text:p>
          </table:table-cell>
          <table:table-cell table:number-columns-repeated="2"/>
          <table:table-cell office:value-type="float" office:value="-903.63" calcext:value-type="float">
            <text:p>-903,6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13" calcext:value-type="date">
            <text:p>13.10.2025</text:p>
          </table:table-cell>
          <table:table-cell office:value-type="string" calcext:value-type="string">
            <text:p>PLUG Jan2027 4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702.31" calcext:value-type="float">
            <text:p>702,3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0.63" calcext:value-type="float">
            <text:p>10,63</text:p>
          </table:table-cell>
          <table:table-cell table:number-columns-repeated="2"/>
          <table:table-cell office:value-type="float" office:value="691.68" calcext:value-type="float">
            <text:p>691,6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13" calcext:value-type="date">
            <text:p>13.10.2025</text:p>
          </table:table-cell>
          <table:table-cell office:value-type="string" calcext:value-type="string">
            <text:p>PLUG Jan2027 3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12.67" calcext:value-type="float">
            <text:p>512,6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0.15" calcext:value-type="float">
            <text:p>10,15</text:p>
          </table:table-cell>
          <table:table-cell table:number-columns-repeated="2"/>
          <table:table-cell office:value-type="float" office:value="502.52" calcext:value-type="float">
            <text:p>502,5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17" calcext:value-type="date">
            <text:p>17.10.2025</text:p>
          </table:table-cell>
          <table:table-cell office:value-type="string" calcext:value-type="string">
            <text:p>PLUG Jan2027 4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597.17" calcext:value-type="float">
            <text:p>597,17</text:p>
          </table:table-cell>
          <table:table-cell office:value-type="string" calcext:value-type="string">
            <text:p>N/A</text:p>
          </table:table-cell>
          <table:table-cell office:value-type="float" office:value="10.28" calcext:value-type="float">
            <text:p>10,28</text:p>
          </table:table-cell>
          <table:table-cell table:number-columns-repeated="2"/>
          <table:table-cell office:value-type="float" office:value="-607.45" calcext:value-type="float">
            <text:p>-607,4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17" calcext:value-type="date">
            <text:p>17.10.2025</text:p>
          </table:table-cell>
          <table:table-cell office:value-type="string" calcext:value-type="string">
            <text:p>PLUG Jan2027 4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55.56" calcext:value-type="float">
            <text:p>555,5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office:value-type="float" office:value="545.38" calcext:value-type="float">
            <text:p>545,3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22" calcext:value-type="date">
            <text:p>22.10.2025</text:p>
          </table:table-cell>
          <table:table-cell office:value-type="string" calcext:value-type="string">
            <text:p>PLUG Jan2027 3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617.99" calcext:value-type="float">
            <text:p>617,99</text:p>
          </table:table-cell>
          <table:table-cell office:value-type="string" calcext:value-type="string">
            <text:p>N/A</text:p>
          </table:table-cell>
          <table:table-cell office:value-type="float" office:value="10.38" calcext:value-type="float">
            <text:p>10,38</text:p>
          </table:table-cell>
          <table:table-cell table:number-columns-repeated="2"/>
          <table:table-cell office:value-type="float" office:value="-628.37" calcext:value-type="float">
            <text:p>-628,3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22" calcext:value-type="date">
            <text:p>22.10.2025</text:p>
          </table:table-cell>
          <table:table-cell office:value-type="string" calcext:value-type="string">
            <text:p>PLUG Jan2027 2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33.93" calcext:value-type="float">
            <text:p>433,9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.93" calcext:value-type="float">
            <text:p>9,93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22" calcext:value-type="date">
            <text:p>22.10.2025</text:p>
          </table:table-cell>
          <table:table-cell office:value-type="string" calcext:value-type="string">
            <text:p>PLUG Jan2027 4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03.89" calcext:value-type="float">
            <text:p>403,8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.85" calcext:value-type="float">
            <text:p>9,85</text:p>
          </table:table-cell>
          <table:table-cell table:number-columns-repeated="2"/>
          <table:table-cell office:value-type="float" office:value="394.04" calcext:value-type="float">
            <text:p>394,0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31" calcext:value-type="date">
            <text:p>31.10.2025</text:p>
          </table:table-cell>
          <table:table-cell office:value-type="string" calcext:value-type="string">
            <text:p>LCID Jan2026 3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-36.67" calcext:value-type="float">
            <text:p>-36,6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06" calcext:value-type="date">
            <text:p>06.11.2025</text:p>
          </table:table-cell>
          <table:table-cell office:value-type="string" calcext:value-type="string">
            <text:p>PLUG Jan2027 2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91.42" calcext:value-type="float">
            <text:p>491,42</text:p>
          </table:table-cell>
          <table:table-cell office:value-type="string" calcext:value-type="string">
            <text:p>N/A</text:p>
          </table:table-cell>
          <table:table-cell office:value-type="float" office:value="10.13" calcext:value-type="float">
            <text:p>10,13</text:p>
          </table:table-cell>
          <table:table-cell table:number-columns-repeated="2"/>
          <table:table-cell office:value-type="float" office:value="-501.55" calcext:value-type="float">
            <text:p>-501,5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06" calcext:value-type="date">
            <text:p>06.11.2025</text:p>
          </table:table-cell>
          <table:table-cell office:value-type="string" calcext:value-type="string">
            <text:p>PLUG Jan2027 2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311.19" calcext:value-type="float">
            <text:p>311,1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.67" calcext:value-type="float">
            <text:p>9,67</text:p>
          </table:table-cell>
          <table:table-cell table:number-columns-repeated="2"/>
          <table:table-cell office:value-type="float" office:value="301.52" calcext:value-type="float">
            <text:p>301,5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06" calcext:value-type="date">
            <text:p>06.11.2025</text:p>
          </table:table-cell>
          <table:table-cell office:value-type="string" calcext:value-type="string">
            <text:p>PLUG Jan2027 1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72.77" calcext:value-type="float">
            <text:p>172,7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.33" calcext:value-type="float">
            <text:p>9,33</text:p>
          </table:table-cell>
          <table:table-cell table:number-columns-repeated="2"/>
          <table:table-cell office:value-type="float" office:value="163.44" calcext:value-type="float">
            <text:p>163,4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10" calcext:value-type="date">
            <text:p>10.11.2025</text:p>
          </table:table-cell>
          <table:table-cell office:value-type="string" calcext:value-type="string">
            <text:p>PLUG Jan2027 2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338.37" calcext:value-type="float">
            <text:p>338,37</text:p>
          </table:table-cell>
          <table:table-cell office:value-type="string" calcext:value-type="string">
            <text:p>N/A</text:p>
          </table:table-cell>
          <table:table-cell office:value-type="float" office:value="9.73" calcext:value-type="float">
            <text:p>9,73</text:p>
          </table:table-cell>
          <table:table-cell table:number-columns-repeated="2"/>
          <table:table-cell office:value-type="float" office:value="-348.1" calcext:value-type="float">
            <text:p>-348,1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10" calcext:value-type="date">
            <text:p>10.11.2025</text:p>
          </table:table-cell>
          <table:table-cell office:value-type="string" calcext:value-type="string">
            <text:p>PLUG Jan2027 1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89.57" calcext:value-type="float">
            <text:p>189,5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.35" calcext:value-type="float">
            <text:p>9,35</text:p>
          </table:table-cell>
          <table:table-cell table:number-columns-repeated="2"/>
          <table:table-cell office:value-type="float" office:value="180.22" calcext:value-type="float">
            <text:p>180,2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19" calcext:value-type="date">
            <text:p>19.11.2025</text:p>
          </table:table-cell>
          <table:table-cell office:value-type="string" calcext:value-type="string">
            <text:p>PLUG Jan2027 4.5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452.62" calcext:value-type="float">
            <text:p>452,62</text:p>
          </table:table-cell>
          <table:table-cell office:value-type="string" calcext:value-type="string">
            <text:p>N/A</text:p>
          </table:table-cell>
          <table:table-cell office:value-type="float" office:value="18.94" calcext:value-type="float">
            <text:p>18,94</text:p>
          </table:table-cell>
          <table:table-cell table:number-columns-repeated="2"/>
          <table:table-cell office:value-type="float" office:value="-471.56" calcext:value-type="float">
            <text:p>-471,5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19" calcext:value-type="date">
            <text:p>19.11.2025</text:p>
          </table:table-cell>
          <table:table-cell office:value-type="string" calcext:value-type="string">
            <text:p>PLUG Jan2027 4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216.08" calcext:value-type="float">
            <text:p>216,0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.43" calcext:value-type="float">
            <text:p>9,43</text:p>
          </table:table-cell>
          <table:table-cell table:number-columns-repeated="2"/>
          <table:table-cell office:value-type="float" office:value="206.65" calcext:value-type="float">
            <text:p>206,65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04" calcext:value-type="date">
            <text:p>04.12.2025</text:p>
          </table:table-cell>
          <table:table-cell office:value-type="string" calcext:value-type="string">
            <text:p>NIO Jan2026 10C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8.68" calcext:value-type="float">
            <text:p>8,68</text:p>
          </table:table-cell>
          <table:table-cell office:value-type="string" calcext:value-type="string">
            <text:p>N/A</text:p>
          </table:table-cell>
          <table:table-cell office:value-type="float" office:value="3.54" calcext:value-type="float">
            <text:p>3,54</text:p>
          </table:table-cell>
          <table:table-cell table:number-columns-repeated="2"/>
          <table:table-cell office:value-type="float" office:value="-12.22" calcext:value-type="float">
            <text:p>-12,2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04" calcext:value-type="date">
            <text:p>04.12.2025</text:p>
          </table:table-cell>
          <table:table-cell office:value-type="string" calcext:value-type="string">
            <text:p>NIO Jan2026 6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204.64" calcext:value-type="float">
            <text:p>204,64</text:p>
          </table:table-cell>
          <table:table-cell office:value-type="string" calcext:value-type="string">
            <text:p>N/A</text:p>
          </table:table-cell>
          <table:table-cell office:value-type="float" office:value="4.03" calcext:value-type="float">
            <text:p>4,03</text:p>
          </table:table-cell>
          <table:table-cell table:number-columns-repeated="2"/>
          <table:table-cell office:value-type="float" office:value="-208.67" calcext:value-type="float">
            <text:p>-208,67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04" calcext:value-type="date">
            <text:p>04.12.2025</text:p>
          </table:table-cell>
          <table:table-cell office:value-type="string" calcext:value-type="string">
            <text:p>NIO Jan2027 5.5C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106.01" calcext:value-type="float">
            <text:p>106,0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.02" calcext:value-type="float">
            <text:p>2,02</text:p>
          </table:table-cell>
          <table:table-cell table:number-columns-repeated="2"/>
          <table:table-cell office:value-type="float" office:value="103.99" calcext:value-type="float">
            <text:p>103,99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04" calcext:value-type="date">
            <text:p>04.12.2025</text:p>
          </table:table-cell>
          <table:table-cell office:value-type="string" calcext:value-type="string">
            <text:p>NIO Jan2027 3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42.72" calcext:value-type="float">
            <text:p>42,7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6" calcext:value-type="float">
            <text:p>1,86</text:p>
          </table:table-cell>
          <table:table-cell table:number-columns-repeated="2"/>
          <table:table-cell office:value-type="float" office:value="40.86" calcext:value-type="float">
            <text:p>40,86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15" calcext:value-type="date">
            <text:p>15.12.2025</text:p>
          </table:table-cell>
          <table:table-cell office:value-type="string" calcext:value-type="string">
            <text:p>MPW Jan2027 4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58.05" calcext:value-type="float">
            <text:p>58,05</text:p>
          </table:table-cell>
          <table:table-cell office:value-type="string" calcext:value-type="string">
            <text:p>N/A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office:value-type="float" office:value="-59.94" calcext:value-type="float">
            <text:p>-59,94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18" calcext:value-type="date">
            <text:p>18.12.2025</text:p>
          </table:table-cell>
          <table:table-cell office:value-type="string" calcext:value-type="string">
            <text:p>MPW Jan2027 4.5P</text:p>
          </table:table-cell>
          <table:table-cell office:value-type="string" calcext:value-type="string">
            <text:p>Výpis opcie - Predaj prémie</text:p>
          </table:table-cell>
          <table:table-cell office:value-type="float" office:value="50.09" calcext:value-type="float">
            <text:p>50,0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48.22" calcext:value-type="float">
            <text:p>48,22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22" calcext:value-type="date">
            <text:p>22.12.2025</text:p>
          </table:table-cell>
          <table:table-cell office:value-type="string" calcext:value-type="string">
            <text:p>MPW Jan2027 4.5P</text:p>
          </table:table-cell>
          <table:table-cell office:value-type="string" calcext:value-type="string">
            <text:p>Spätný odkup</text:p>
          </table:table-cell>
          <table:table-cell/>
          <table:table-cell office:value-type="float" office:value="57.11" calcext:value-type="float">
            <text:p>57,11</text:p>
          </table:table-cell>
          <table:table-cell office:value-type="string" calcext:value-type="string">
            <text:p>N/A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-58.98" calcext:value-type="float">
            <text:p>-58,98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EDZISÚČET OPCIE</text:p>
          </table:table-cell>
          <table:table-cell table:number-columns-repeated="3"/>
          <table:table-cell office:value-type="string" calcext:value-type="string">
            <text:p>Príjmy: 10 980,73</text:p>
          </table:table-cell>
          <table:table-cell office:value-type="string" calcext:value-type="string">
            <text:p>Výdavky: 12 049,99</text:p>
          </table:table-cell>
          <table:table-cell office:value-type="string" calcext:value-type="string">
            <text:p>Poplatky: 568,37</text:p>
          </table:table-cell>
          <table:table-cell/>
          <table:table-cell office:value-type="float" office:value="-1637.63" calcext:value-type="float">
            <text:p>-1637,63</text:p>
          </table:table-cell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formula="of:=== dividendy - §7 ZDP (zdanené zrážkovou daňou USA 15%) ===" office:value-type="string" office:string-value="" calcext:value-type="error">
            <text:p>Chyba:501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09" calcext:value-type="date">
            <text:p>09.01.2025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19.79" calcext:value-type="float">
            <text:p>19,79</text:p>
          </table:table-cell>
          <table:table-cell/>
          <table:table-cell office:value-type="float" office:value="19.79" calcext:value-type="float">
            <text:p>19,79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27" calcext:value-type="date">
            <text:p>27.03.2025</text:p>
          </table:table-cell>
          <table:table-cell office:value-type="string" calcext:value-type="string">
            <text:p>Ardagh Metal Pkg (AMBP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15.78" calcext:value-type="float">
            <text:p>15,78</text:p>
          </table:table-cell>
          <table:table-cell/>
          <table:table-cell office:value-type="float" office:value="15.78" calcext:value-type="float">
            <text:p>15,78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24" calcext:value-type="date">
            <text:p>24.03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5.54" calcext:value-type="float">
            <text:p>5,54</text:p>
          </table:table-cell>
          <table:table-cell/>
          <table:table-cell office:value-type="float" office:value="5.54" calcext:value-type="float">
            <text:p>5,54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10" calcext:value-type="date">
            <text:p>10.04.2025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24.75" calcext:value-type="float">
            <text:p>24,75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26" calcext:value-type="date">
            <text:p>26.06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17.98" calcext:value-type="float">
            <text:p>17,98</text:p>
          </table:table-cell>
          <table:table-cell/>
          <table:table-cell office:value-type="float" office:value="17.98" calcext:value-type="float">
            <text:p>17,98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18" calcext:value-type="date">
            <text:p>18.09.2025</text:p>
          </table:table-cell>
          <table:table-cell office:value-type="string" calcext:value-type="string">
            <text:p>Medical Properties Trust (MPW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12.57" calcext:value-type="float">
            <text:p>12,57</text:p>
          </table:table-cell>
          <table:table-cell/>
          <table:table-cell office:value-type="float" office:value="12.57" calcext:value-type="float">
            <text:p>12,57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29" calcext:value-type="date">
            <text:p>29.09.2025</text:p>
          </table:table-cell>
          <table:table-cell office:value-type="string" calcext:value-type="string">
            <text:p>Nordic American Tankers (NAT)</text:p>
          </table:table-cell>
          <table:table-cell office:value-type="string" calcext:value-type="string">
            <text:p>Dividenda</text:p>
          </table:table-cell>
          <table:table-cell table:number-columns-repeated="4"/>
          <table:table-cell office:value-type="float" office:value="25.58" calcext:value-type="float">
            <text:p>25,58</text:p>
          </table:table-cell>
          <table:table-cell/>
          <table:table-cell office:value-type="float" office:value="25.58" calcext:value-type="float">
            <text:p>25,58</text:p>
          </table:table-cell>
          <table:table-cell office:value-type="string" calcext:value-type="string">
            <text:p>§7 zrážková daň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Zrážková daň zaplatená v USA - odpočítateľná od SK dane</text:p>
          </table:table-cell>
          <table:table-cell table:number-columns-repeated="6"/>
          <table:table-cell office:value-type="float" office:value="-10.65" calcext:value-type="float">
            <text:p>-10,65</text:p>
          </table:table-cell>
          <table:table-cell/>
          <table:table-cell office:value-type="float" office:value="-10.65" calcext:value-type="float">
            <text:p>-10,65</text:p>
          </table:table-cell>
          <table:table-cell office:value-type="string" calcext:value-type="string">
            <text:p>§7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POLU DIVIDENDY (hrubé)</text:p>
          </table:table-cell>
          <table:table-cell table:number-columns-repeated="4"/>
          <table:table-cell office:value-type="float" office:value="101.99" calcext:value-type="float">
            <text:p>101,99</text:p>
          </table:table-cell>
          <table:table-cell/>
          <table:table-cell office:value-type="float" office:value="101.99" calcext:value-type="float">
            <text:p>101,9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== vklady a výbery (nedaňové položky) ===" office:value-type="string" office:string-value="" calcext:value-type="error">
            <text:p>Chyba:510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Vklad hotovosti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string" calcext:value-type="string">
            <text:p>nedaňové</text:p>
          </table:table-cell>
          <table:table-cell table:number-columns-repeated="16372"/>
        </table:table-row>
        <table:table-row table:style-name="ro1">
          <table:table-cell table:style-name="ce3" office:value-type="date" office:date-value="2025-04-22" calcext:value-type="date">
            <text:p>22.04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Vklad hotovosti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string" calcext:value-type="string">
            <text:p>nedaňové</text:p>
          </table:table-cell>
          <table:table-cell table:number-columns-repeated="16372"/>
        </table:table-row>
        <table:table-row table:style-name="ro1">
          <table:table-cell table:style-name="ce3" office:value-type="date" office:date-value="2025-07-18" calcext:value-type="date">
            <text:p>18.07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Výber hotovosti</text:p>
          </table:table-cell>
          <table:table-cell table:number-columns-repeated="7"/>
          <table:table-cell office:value-type="float" office:value="-5000" calcext:value-type="float">
            <text:p>-5000</text:p>
          </table:table-cell>
          <table:table-cell office:value-type="string" calcext:value-type="string">
            <text:p>nedaňové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POLU CASHFLOW (netto)</text:p>
          </table:table-cell>
          <table:table-cell table:number-columns-repeated="7"/>
          <table:table-cell office:value-type="float" office:value="-3000" calcext:value-type="float">
            <text:p>-300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formula="of:=== správcovské poplatky a ostatné náklady ===" office:value-type="string" office:string-value="" calcext:value-type="error">
            <text:p>Chyba:510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31" calcext:value-type="date">
            <text:p>31.01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1.11" calcext:value-type="float">
            <text:p>11,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1.11" calcext:value-type="float">
            <text:p>-11,11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2-28" calcext:value-type="date">
            <text:p>28.02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0.35" calcext:value-type="float">
            <text:p>10,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35" calcext:value-type="float">
            <text:p>-10,35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4.54" calcext:value-type="float">
            <text:p>14,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4.54" calcext:value-type="float">
            <text:p>-14,54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30" calcext:value-type="date">
            <text:p>30.04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5.52" calcext:value-type="float">
            <text:p>15,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5.52" calcext:value-type="float">
            <text:p>-15,52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5-30" calcext:value-type="date">
            <text:p>30.05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2.61" calcext:value-type="float">
            <text:p>12,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.61" calcext:value-type="float">
            <text:p>-12,61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6-30" calcext:value-type="date">
            <text:p>30.06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0.75" calcext:value-type="float">
            <text:p>10,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75" calcext:value-type="float">
            <text:p>-10,75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7-31" calcext:value-type="date">
            <text:p>31.07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0.22" calcext:value-type="float">
            <text:p>10,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2" calcext:value-type="float">
            <text:p>-10,22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8-29" calcext:value-type="date">
            <text:p>29.08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10.16" calcext:value-type="float">
            <text:p>10,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16" calcext:value-type="float">
            <text:p>-10,16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9-30" calcext:value-type="date">
            <text:p>30.09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7.89" calcext:value-type="float">
            <text:p>7,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7.89" calcext:value-type="float">
            <text:p>-7,89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0-31" calcext:value-type="date">
            <text:p>31.10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6.71" calcext:value-type="float">
            <text:p>6,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6.71" calcext:value-type="float">
            <text:p>-6,71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1-28" calcext:value-type="date">
            <text:p>28.11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5.28" calcext:value-type="float">
            <text:p>5,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5.28" calcext:value-type="float">
            <text:p>-5,28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12-31" calcext:value-type="date">
            <text:p>31.12.2025</text:p>
          </table:table-cell>
          <table:table-cell office:value-type="string" calcext:value-type="string">
            <text:p>Saxo Bank</text:p>
          </table:table-cell>
          <table:table-cell office:value-type="string" calcext:value-type="string">
            <text:p>Správa účtu - Prevádzanie nákladov</text:p>
          </table:table-cell>
          <table:table-cell/>
          <table:table-cell office:value-type="float" office:value="4.83" calcext:value-type="float">
            <text:p>4,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4.83" calcext:value-type="float">
            <text:p>-4,83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5-04-21" calcext:value-type="date">
            <text:p>21.04.2025</text:p>
          </table:table-cell>
          <table:table-cell office:value-type="string" calcext:value-type="string">
            <text:p>Nio Inc. (NIO)</text:p>
          </table:table-cell>
          <table:table-cell office:value-type="string" calcext:value-type="string">
            <text:p>ADR poplatok</text:p>
          </table:table-cell>
          <table:table-cell/>
          <table:table-cell office:value-type="float" office:value="1.76" calcext:value-type="float">
            <text:p>1,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76" calcext:value-type="float">
            <text:p>-1,76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ebežne</text:p>
          </table:table-cell>
          <table:table-cell office:value-type="string" calcext:value-type="string">
            <text:p>Rôzne tituly</text:p>
          </table:table-cell>
          <table:table-cell office:value-type="string" calcext:value-type="string">
            <text:p>Securities Lending poplatok</text:p>
          </table:table-cell>
          <table:table-cell/>
          <table:table-cell office:value-type="float" office:value="29.52" calcext:value-type="float">
            <text:p>29,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9.52" calcext:value-type="float">
            <text:p>-29,52</text:p>
          </table:table-cell>
          <table:table-cell office:value-type="string" calcext:value-type="string">
            <text:p>Daňový výdavo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ebežne</text:p>
          </table:table-cell>
          <table:table-cell office:value-type="string" calcext:value-type="string">
            <text:p>Rôzne tituly</text:p>
          </table:table-cell>
          <table:table-cell office:value-type="string" calcext:value-type="string">
            <text:p>Securities Lending príjem (kredit klientovi)</text:p>
          </table:table-cell>
          <table:table-cell office:value-type="float" office:value="30.48" calcext:value-type="float">
            <text:p>30,48</text:p>
          </table:table-cell>
          <table:table-cell table:number-columns-repeated="4"/>
          <table:table-cell office:value-type="float" office:value="30.48" calcext:value-type="float">
            <text:p>30,48</text:p>
          </table:table-cell>
          <table:table-cell/>
          <table:table-cell office:value-type="string" calcext:value-type="string">
            <text:p>Ostatný príjem §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OPLATKY ZA SPRÁVU SPOLU (netto)</text:p>
          </table:table-cell>
          <table:table-cell office:value-type="string" calcext:value-type="string">
            <text:p>POZOR - overit s daňovym poradcom ci su odcitatelne od §8 alebo §9 prijmov</text:p>
          </table:table-cell>
          <table:table-cell/>
          <table:table-cell office:value-type="float" office:value="-100.67" calcext:value-type="float">
            <text:p>-100,67</text:p>
          </table:table-cell>
          <table:table-cell table:number-columns-repeated="4"/>
          <table:table-cell office:value-type="float" office:value="-100.67" calcext:value-type="float">
            <text:p>-100,6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formula="of:=== záverečný súhrn pre daňové priznanie 2025 ===" office:value-type="string" office:string-value="" calcext:value-type="error">
            <text:p>Chyba:510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§9 - ZDANITEĽNÉ AKCI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ríjmy z predaja zdaniteľných akcií</text:p>
          </table:table-cell>
          <table:table-cell/>
          <table:table-cell office:value-type="float" office:value="5902.28" calcext:value-type="float">
            <text:p>5902,28</text:p>
          </table:table-cell>
          <table:table-cell table:number-columns-repeated="4"/>
          <table:table-cell office:value-type="float" office:value="5902.28" calcext:value-type="float">
            <text:p>5902,28</text:p>
          </table:table-cell>
          <table:table-cell/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Výdavky: nákupy z 2024 (MPW: 447.73+195.91+197.09+463.06=1303.79)</text:p>
          </table:table-cell>
          <table:table-cell table:number-columns-repeated="2"/>
          <table:table-cell office:value-type="float" office:value="1303.79" calcext:value-type="float">
            <text:p>1303,79</text:p>
          </table:table-cell>
          <table:table-cell table:number-columns-repeated="4"/>
          <table:table-cell office:value-type="float" office:value="-1303.79" calcext:value-type="float">
            <text:p>-1303,79</text:p>
          </table:table-cell>
          <table:table-cell/>
          <table:table-cell office:value-type="string" calcext:value-type="string">
            <text:p>§9 - výdavok z 2024!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Výdavky: nákupy z 2025</text:p>
          </table:table-cell>
          <table:table-cell table:number-columns-repeated="2"/>
          <table:table-cell office:value-type="float" office:value="3472.04" calcext:value-type="float">
            <text:p>3472,04</text:p>
          </table:table-cell>
          <table:table-cell table:number-columns-repeated="4"/>
          <table:table-cell office:value-type="float" office:value="-3472.04" calcext:value-type="float">
            <text:p>-3472,04</text:p>
          </table:table-cell>
          <table:table-cell/>
          <table:table-cell office:value-type="string" calcext:value-type="string">
            <text:p>§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Poplatky (commissions) z predajov</text:p>
          </table:table-cell>
          <table:table-cell table:number-columns-repeated="2"/>
          <table:table-cell office:value-type="float" office:value="16.52" calcext:value-type="float">
            <text:p>16,52</text:p>
          </table:table-cell>
          <table:table-cell table:number-columns-repeated="4"/>
          <table:table-cell office:value-type="float" office:value="-16.52" calcext:value-type="float">
            <text:p>-16,52</text:p>
          </table:table-cell>
          <table:table-cell/>
          <table:table-cell office:value-type="string" calcext:value-type="string">
            <text:p>§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ZÁKLAD DANE §9 (Príjmy - Výdavky - Poplatky)</text:p>
          </table:table-cell>
          <table:table-cell/>
          <table:table-cell office:value-type="float" office:value="1109.93" calcext:value-type="float">
            <text:p>1109,93</text:p>
          </table:table-cell>
          <table:table-cell table:number-columns-repeated="4"/>
          <table:table-cell office:value-type="float" office:value="1109.93" calcext:value-type="float">
            <text:p>1109,93</text:p>
          </table:table-cell>
          <table:table-cell/>
          <table:table-cell office:value-type="string" calcext:value-type="string">
            <text:p>§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§8 - OPCI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ríjmy (prijaté prémie + predaje opcií)</text:p>
          </table:table-cell>
          <table:table-cell/>
          <table:table-cell office:value-type="float" office:value="10980.73" calcext:value-type="float">
            <text:p>10980,73</text:p>
          </table:table-cell>
          <table:table-cell table:number-columns-repeated="4"/>
          <table:table-cell office:value-type="float" office:value="10980.73" calcext:value-type="float">
            <text:p>10980,73</text:p>
          </table:table-cell>
          <table:table-cell/>
          <table:table-cell office:value-type="string" calcext:value-type="string">
            <text:p>§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Výdavky (spätné odkupy + nákupy opcií)</text:p>
          </table:table-cell>
          <table:table-cell table:number-columns-repeated="2"/>
          <table:table-cell office:value-type="float" office:value="12049.99" calcext:value-type="float">
            <text:p>12049,99</text:p>
          </table:table-cell>
          <table:table-cell table:number-columns-repeated="4"/>
          <table:table-cell office:value-type="float" office:value="-12049.99" calcext:value-type="float">
            <text:p>-12049,99</text:p>
          </table:table-cell>
          <table:table-cell/>
          <table:table-cell office:value-type="string" calcext:value-type="string">
            <text:p>§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Poplatky (commissions)</text:p>
          </table:table-cell>
          <table:table-cell table:number-columns-repeated="2"/>
          <table:table-cell office:value-type="float" office:value="568.37" calcext:value-type="float">
            <text:p>568,37</text:p>
          </table:table-cell>
          <table:table-cell table:number-columns-repeated="4"/>
          <table:table-cell office:value-type="float" office:value="-568.37" calcext:value-type="float">
            <text:p>-568,37</text:p>
          </table:table-cell>
          <table:table-cell/>
          <table:table-cell office:value-type="string" calcext:value-type="string">
            <text:p>§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ZÁKLAD DANE §8 (ak záporný = daňová strata - NEUPLATŇUJE SA v SR)</text:p>
          </table:table-cell>
          <table:table-cell/>
          <table:table-cell office:value-type="float" office:value="-1637.63" calcext:value-type="float">
            <text:p>-1637,63</text:p>
          </table:table-cell>
          <table:table-cell table:number-columns-repeated="4"/>
          <table:table-cell office:value-type="float" office:value="-1637.63" calcext:value-type="float">
            <text:p>-1637,63</text:p>
          </table:table-cell>
          <table:table-cell/>
          <table:table-cell office:value-type="string" calcext:value-type="string">
            <text:p>§8 STRATA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§7 - DIVIDENDY (zrážková daň USA 15%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rubé dividendy prijaté</text:p>
          </table:table-cell>
          <table:table-cell table:number-columns-repeated="4"/>
          <table:table-cell office:value-type="float" office:value="101.99" calcext:value-type="float">
            <text:p>101,99</text:p>
          </table:table-cell>
          <table:table-cell table:number-columns-repeated="2"/>
          <table:table-cell office:value-type="float" office:value="101.99" calcext:value-type="float">
            <text:p>101,99</text:p>
          </table:table-cell>
          <table:table-cell/>
          <table:table-cell office:value-type="string" calcext:value-type="string">
            <text:p>§7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Zrážková daň zaplatená v USA (credit)</text:p>
          </table:table-cell>
          <table:table-cell table:number-columns-repeated="5"/>
          <table:table-cell office:value-type="float" office:value="-10.65" calcext:value-type="float">
            <text:p>-10,65</text:p>
          </table:table-cell>
          <table:table-cell/>
          <table:table-cell office:value-type="float" office:value="-10.65" calcext:value-type="float">
            <text:p>-10,65</text:p>
          </table:table-cell>
          <table:table-cell/>
          <table:table-cell office:value-type="string" calcext:value-type="string">
            <text:p>§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2" table:number-rows-spanned="5">
            <text:p>!!! DÔLEŽITÁ POZNÁMKA K LCID !!! LCID - Lucid Group: Reverse split 1:10 dňa 02.09.2025. Pôvodných 200ks → 20ks. Z toho 100ks bolo kúpených 19.02.2025 (v súbore zahrnuté ako výdavok 336.61 EUR) Zvyšných 100ks bolo kúpených v ROKU 2024 - OVERIŤ dátum v 2024 Saxo reporte! Ak boli kúpené pred 02.10.2024 (teda &gt; 1 rok pred predajom 02.10.2025) → príslušná časť príjmu z LCID predaja (cca 201.99 EUR = 50% z 403.97) je OSLOBODENÁ od dane!</text:p>
          </table:table-cell>
          <table:covered-table-cell/>
          <table:table-cell table:number-columns-repeated="16381"/>
        </table:table-row>
        <table:table-row table:style-name="ro6">
          <table:table-cell/>
          <table:covered-table-cell table:number-columns-repeated="2"/>
          <table:table-cell table:number-columns-repeated="16381"/>
        </table:table-row>
        <table:table-row table:style-name="ro7">
          <table:table-cell/>
          <table:covered-table-cell table:number-columns-repeated="2"/>
          <table:table-cell table:number-columns-repeated="16381"/>
        </table:table-row>
        <table:table-row table:style-name="ro1">
          <table:table-cell/>
          <table:covered-table-cell table:number-columns-repeated="2"/>
          <table:table-cell table:number-columns-repeated="16381"/>
        </table:table-row>
        <table:table-row table:style-name="ro3">
          <table:table-cell/>
          <table:covered-table-cell table:number-columns-repeated="2"/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1" table:number-rows-repeated="10482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7T19:56:34.702974022</dc:date>
    <meta:editing-duration>PT57M33S</meta:editing-duration>
    <meta:editing-cycles>2</meta:editing-cycles>
    <meta:generator>LibreOffice/24.2.7.2$Linux_X86_64 LibreOffice_project/420$Build-2</meta:generator>
    <meta:document-statistic meta:table-count="1" meta:cell-count="2173" meta:object-count="0"/>
  </office:meta>
</office:document-meta>
</file>